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>
            <text:p>init</text:p>
          </table:table-cell>
          <table:table-cell office:value-type="string">
            <text:p>comp</text:p>
          </table:table-cell>
          <table:table-cell office:value-type="string">
            <text:p>fin</text:p>
          </table:table-cell>
          <table:table-cell office:value-type="string">
            <text:p>total</text:p>
          </table:table-cell>
          <table:table-cell/>
          <table:table-cell office:value-type="string">
            <text:p>init</text:p>
          </table:table-cell>
          <table:table-cell office:value-type="string">
            <text:p>comp</text:p>
          </table:table-cell>
          <table:table-cell office:value-type="string">
            <text:p>fin</text:p>
          </table:table-cell>
          <table:table-cell office:value-type="string">
            <text:p>total</text:p>
          </table:table-cell>
          <table:table-cell/>
          <table:table-cell office:value-type="string">
            <text:p>init</text:p>
          </table:table-cell>
          <table:table-cell office:value-type="string">
            <text:p>comp</text:p>
          </table:table-cell>
          <table:table-cell office:value-type="string">
            <text:p>fin</text:p>
          </table:table-cell>
          <table:table-cell office:value-type="string">
            <text:p>total</text:p>
          </table:table-cell>
          <table:table-cell/>
          <table:table-cell office:value-type="string">
            <text:p>init</text:p>
          </table:table-cell>
          <table:table-cell office:value-type="string">
            <text:p>comp</text:p>
          </table:table-cell>
          <table:table-cell office:value-type="string">
            <text:p>fin</text:p>
          </table:table-cell>
          <table:table-cell office:value-type="string">
            <text:p>total</text:p>
          </table:table-cell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pent_common_1</text:p>
          </table:table-cell>
          <table:table-cell table:number-columns-repeated="4"/>
          <table:table-cell office:value-type="string">
            <text:p>pent_dual_1</text:p>
          </table:table-cell>
          <table:table-cell table:number-columns-repeated="4"/>
          <table:table-cell office:value-type="string">
            <text:p>cojack_common_1</text:p>
          </table:table-cell>
          <table:table-cell table:number-columns-repeated="4"/>
          <table:table-cell office:value-type="string">
            <text:p>cojack_dual_1</text:p>
          </table:table-cell>
          <table:table-cell table:number-columns-repeated="3"/>
        </table:table-row>
        <table:table-row table:style-name="ro2" table:visibility="collapse">
          <table:table-cell office:value-type="float" office:value="292675">
            <text:p>292675</text:p>
          </table:table-cell>
          <table:table-cell office:value-type="float" office:value="4707499">
            <text:p>4707499</text:p>
          </table:table-cell>
          <table:table-cell office:value-type="float" office:value="549071">
            <text:p>549071</text:p>
          </table:table-cell>
          <table:table-cell table:number-columns-repeated="2"/>
          <table:table-cell office:value-type="float" office:value="126686">
            <text:p>126686</text:p>
          </table:table-cell>
          <table:table-cell office:value-type="float" office:value="4567077">
            <text:p>4567077</text:p>
          </table:table-cell>
          <table:table-cell office:value-type="float" office:value="547119">
            <text:p>547119</text:p>
          </table:table-cell>
          <table:table-cell table:number-columns-repeated="2"/>
          <table:table-cell office:value-type="float" office:value="370787">
            <text:p>370787</text:p>
          </table:table-cell>
          <table:table-cell office:value-type="float" office:value="19062716">
            <text:p>19062716</text:p>
          </table:table-cell>
          <table:table-cell office:value-type="float" office:value="1640532">
            <text:p>1640532</text:p>
          </table:table-cell>
          <table:table-cell table:number-columns-repeated="2"/>
          <table:table-cell office:value-type="float" office:value="388753">
            <text:p>388753</text:p>
          </table:table-cell>
          <table:table-cell office:value-type="float" office:value="19957439">
            <text:p>19957439</text:p>
          </table:table-cell>
          <table:table-cell office:value-type="float" office:value="1720376">
            <text:p>1720376</text:p>
          </table:table-cell>
          <table:table-cell/>
        </table:table-row>
        <table:table-row table:style-name="ro2" table:visibility="collapse">
          <table:table-cell office:value-type="float" office:value="127499">
            <text:p>127499</text:p>
          </table:table-cell>
          <table:table-cell office:value-type="float" office:value="4698422">
            <text:p>4698422</text:p>
          </table:table-cell>
          <table:table-cell office:value-type="float" office:value="547578">
            <text:p>547578</text:p>
          </table:table-cell>
          <table:table-cell table:number-columns-repeated="2"/>
          <table:table-cell office:value-type="float" office:value="126089">
            <text:p>126089</text:p>
          </table:table-cell>
          <table:table-cell office:value-type="float" office:value="4544586">
            <text:p>4544586</text:p>
          </table:table-cell>
          <table:table-cell office:value-type="float" office:value="550162">
            <text:p>550162</text:p>
          </table:table-cell>
          <table:table-cell table:number-columns-repeated="2"/>
          <table:table-cell office:value-type="float" office:value="369021">
            <text:p>369021</text:p>
          </table:table-cell>
          <table:table-cell office:value-type="float" office:value="19845505">
            <text:p>19845505</text:p>
          </table:table-cell>
          <table:table-cell office:value-type="float" office:value="1652289">
            <text:p>1652289</text:p>
          </table:table-cell>
          <table:table-cell table:number-columns-repeated="2"/>
          <table:table-cell office:value-type="float" office:value="376583">
            <text:p>376583</text:p>
          </table:table-cell>
          <table:table-cell office:value-type="float" office:value="18947423">
            <text:p>18947423</text:p>
          </table:table-cell>
          <table:table-cell office:value-type="float" office:value="1667083">
            <text:p>1667083</text:p>
          </table:table-cell>
          <table:table-cell/>
        </table:table-row>
        <table:table-row table:style-name="ro2" table:visibility="collapse">
          <table:table-cell office:value-type="float" office:value="127531">
            <text:p>127531</text:p>
          </table:table-cell>
          <table:table-cell office:value-type="float" office:value="4666288">
            <text:p>4666288</text:p>
          </table:table-cell>
          <table:table-cell office:value-type="float" office:value="3728870">
            <text:p>3728870</text:p>
          </table:table-cell>
          <table:table-cell table:number-columns-repeated="2"/>
          <table:table-cell office:value-type="float" office:value="125247">
            <text:p>125247</text:p>
          </table:table-cell>
          <table:table-cell office:value-type="float" office:value="4544643">
            <text:p>4544643</text:p>
          </table:table-cell>
          <table:table-cell office:value-type="float" office:value="549618">
            <text:p>549618</text:p>
          </table:table-cell>
          <table:table-cell table:number-columns-repeated="2"/>
          <table:table-cell office:value-type="float" office:value="371749">
            <text:p>371749</text:p>
          </table:table-cell>
          <table:table-cell office:value-type="float" office:value="20040266">
            <text:p>20040266</text:p>
          </table:table-cell>
          <table:table-cell office:value-type="float" office:value="1659829">
            <text:p>1659829</text:p>
          </table:table-cell>
          <table:table-cell table:number-columns-repeated="2"/>
          <table:table-cell office:value-type="float" office:value="377975">
            <text:p>377975</text:p>
          </table:table-cell>
          <table:table-cell office:value-type="float" office:value="19581781">
            <text:p>19581781</text:p>
          </table:table-cell>
          <table:table-cell office:value-type="float" office:value="1795456">
            <text:p>1795456</text:p>
          </table:table-cell>
          <table:table-cell/>
        </table:table-row>
        <table:table-row table:style-name="ro2" table:visibility="collapse">
          <table:table-cell office:value-type="float" office:value="128473">
            <text:p>128473</text:p>
          </table:table-cell>
          <table:table-cell office:value-type="float" office:value="4671181">
            <text:p>4671181</text:p>
          </table:table-cell>
          <table:table-cell office:value-type="float" office:value="548528">
            <text:p>548528</text:p>
          </table:table-cell>
          <table:table-cell table:number-columns-repeated="2"/>
          <table:table-cell office:value-type="float" office:value="126459">
            <text:p>126459</text:p>
          </table:table-cell>
          <table:table-cell office:value-type="float" office:value="4525785">
            <text:p>4525785</text:p>
          </table:table-cell>
          <table:table-cell office:value-type="float" office:value="577506">
            <text:p>577506</text:p>
          </table:table-cell>
          <table:table-cell table:number-columns-repeated="2"/>
          <table:table-cell office:value-type="float" office:value="371449">
            <text:p>371449</text:p>
          </table:table-cell>
          <table:table-cell office:value-type="float" office:value="20065629">
            <text:p>20065629</text:p>
          </table:table-cell>
          <table:table-cell office:value-type="float" office:value="1711580">
            <text:p>1711580</text:p>
          </table:table-cell>
          <table:table-cell table:number-columns-repeated="2"/>
          <table:table-cell office:value-type="float" office:value="372360">
            <text:p>372360</text:p>
          </table:table-cell>
          <table:table-cell office:value-type="float" office:value="20095309">
            <text:p>20095309</text:p>
          </table:table-cell>
          <table:table-cell office:value-type="float" office:value="1666787">
            <text:p>1666787</text:p>
          </table:table-cell>
          <table:table-cell/>
        </table:table-row>
        <table:table-row table:style-name="ro2" table:visibility="collapse">
          <table:table-cell office:value-type="float" office:value="127871">
            <text:p>127871</text:p>
          </table:table-cell>
          <table:table-cell office:value-type="float" office:value="4592408">
            <text:p>4592408</text:p>
          </table:table-cell>
          <table:table-cell office:value-type="float" office:value="539242">
            <text:p>539242</text:p>
          </table:table-cell>
          <table:table-cell table:number-columns-repeated="2"/>
          <table:table-cell office:value-type="float" office:value="127781">
            <text:p>127781</text:p>
          </table:table-cell>
          <table:table-cell office:value-type="float" office:value="4534894">
            <text:p>4534894</text:p>
          </table:table-cell>
          <table:table-cell office:value-type="float" office:value="553093">
            <text:p>553093</text:p>
          </table:table-cell>
          <table:table-cell table:number-columns-repeated="2"/>
          <table:table-cell office:value-type="float" office:value="377578">
            <text:p>377578</text:p>
          </table:table-cell>
          <table:table-cell office:value-type="float" office:value="20068832">
            <text:p>20068832</text:p>
          </table:table-cell>
          <table:table-cell office:value-type="float" office:value="1651095">
            <text:p>1651095</text:p>
          </table:table-cell>
          <table:table-cell table:number-columns-repeated="2"/>
          <table:table-cell office:value-type="float" office:value="379708">
            <text:p>379708</text:p>
          </table:table-cell>
          <table:table-cell office:value-type="float" office:value="20125437">
            <text:p>20125437</text:p>
          </table:table-cell>
          <table:table-cell office:value-type="float" office:value="1651921">
            <text:p>1651921</text:p>
          </table:table-cell>
          <table:table-cell/>
        </table:table-row>
        <table:table-row table:style-name="ro2">
          <table:table-cell table:style-name="ce1" table:formula="of:=AVERAGE([.A4:.A8])" office:value-type="float" office:value="160809.8">
            <text:p>160809.8</text:p>
          </table:table-cell>
          <table:table-cell table:style-name="ce1" table:formula="of:=AVERAGE([.B4:.B8])" office:value-type="float" office:value="4667159.6">
            <text:p>4667159.6</text:p>
          </table:table-cell>
          <table:table-cell table:style-name="ce1" table:formula="of:=AVERAGE([.C4:.C8])" office:value-type="float" office:value="1182657.8">
            <text:p>1182657.8</text:p>
          </table:table-cell>
          <table:table-cell table:style-name="ce1" table:formula="of:=SUM([.A9:.C9])" office:value-type="float" office:value="6010627.2">
            <text:p>6010627.2</text:p>
          </table:table-cell>
          <table:table-cell table:style-name="ce1"/>
          <table:table-cell table:style-name="ce1" table:formula="of:=AVERAGE([.F4:.F8])" office:value-type="float" office:value="126452.4">
            <text:p>126452.4</text:p>
          </table:table-cell>
          <table:table-cell table:style-name="ce1" table:formula="of:=AVERAGE([.G4:.G8])" office:value-type="float" office:value="4543397">
            <text:p>4543397</text:p>
          </table:table-cell>
          <table:table-cell table:style-name="ce1" table:formula="of:=AVERAGE([.H4:.H8])" office:value-type="float" office:value="555499.6">
            <text:p>555499.6</text:p>
          </table:table-cell>
          <table:table-cell table:style-name="ce1" table:formula="of:=SUM([.F9:.H9])" office:value-type="float" office:value="5225349">
            <text:p>5225349</text:p>
          </table:table-cell>
          <table:table-cell table:style-name="ce1"/>
          <table:table-cell table:style-name="ce1" table:formula="of:=AVERAGE([.K4:.K8])" office:value-type="float" office:value="372116.8">
            <text:p>372116.8</text:p>
          </table:table-cell>
          <table:table-cell table:style-name="ce1" table:formula="of:=AVERAGE([.L4:.L8])" office:value-type="float" office:value="19816589.6">
            <text:p>19816589.6</text:p>
          </table:table-cell>
          <table:table-cell table:style-name="ce1" table:formula="of:=AVERAGE([.M4:.M8])" office:value-type="float" office:value="1663065">
            <text:p>1663065</text:p>
          </table:table-cell>
          <table:table-cell table:style-name="ce1" table:formula="of:=SUM([.K9:.M9])" office:value-type="float" office:value="21851771.4">
            <text:p>21851771.4</text:p>
          </table:table-cell>
          <table:table-cell table:style-name="ce1"/>
          <table:table-cell table:style-name="ce1" table:formula="of:=AVERAGE([.P4:.P8])" office:value-type="float" office:value="379075.8">
            <text:p>379075.8</text:p>
          </table:table-cell>
          <table:table-cell table:style-name="ce1" table:formula="of:=AVERAGE([.Q4:.Q8])" office:value-type="float" office:value="19741477.8">
            <text:p>19741477.8</text:p>
          </table:table-cell>
          <table:table-cell table:style-name="ce1" table:formula="of:=AVERAGE([.R4:.R8])" office:value-type="float" office:value="1700324.6">
            <text:p>1700324.6</text:p>
          </table:table-cell>
          <table:table-cell table:style-name="ce1" table:formula="of:=SUM([.P9:.R9])" office:value-type="float" office:value="21820878.2">
            <text:p>21820878.2</text:p>
          </table:table-cell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pent_common_2</text:p>
          </table:table-cell>
          <table:table-cell table:number-columns-repeated="4"/>
          <table:table-cell office:value-type="string">
            <text:p>pent_dual_2</text:p>
          </table:table-cell>
          <table:table-cell table:number-columns-repeated="4"/>
          <table:table-cell office:value-type="string">
            <text:p>cojack_common_2</text:p>
          </table:table-cell>
          <table:table-cell table:number-columns-repeated="4"/>
          <table:table-cell office:value-type="string">
            <text:p>cojack_dual_2</text:p>
          </table:table-cell>
          <table:table-cell table:number-columns-repeated="3"/>
        </table:table-row>
        <table:table-row table:style-name="ro2" table:visibility="collapse">
          <table:table-cell office:value-type="float" office:value="21361179">
            <text:p>21361179</text:p>
          </table:table-cell>
          <table:table-cell office:value-type="float" office:value="3877448">
            <text:p>3877448</text:p>
          </table:table-cell>
          <table:table-cell office:value-type="float" office:value="283413">
            <text:p>283413</text:p>
          </table:table-cell>
          <table:table-cell table:number-columns-repeated="2"/>
          <table:table-cell office:value-type="float" office:value="906186">
            <text:p>906186</text:p>
          </table:table-cell>
          <table:table-cell office:value-type="float" office:value="2305636">
            <text:p>2305636</text:p>
          </table:table-cell>
          <table:table-cell office:value-type="float" office:value="277197">
            <text:p>277197</text:p>
          </table:table-cell>
          <table:table-cell table:number-columns-repeated="2"/>
          <table:table-cell office:value-type="float" office:value="70126448">
            <text:p>70126448</text:p>
          </table:table-cell>
          <table:table-cell office:value-type="float" office:value="14131943">
            <text:p>14131943</text:p>
          </table:table-cell>
          <table:table-cell office:value-type="float" office:value="856317">
            <text:p>856317</text:p>
          </table:table-cell>
          <table:table-cell table:number-columns-repeated="2"/>
          <table:table-cell office:value-type="float" office:value="3658632">
            <text:p>3658632</text:p>
          </table:table-cell>
          <table:table-cell office:value-type="float" office:value="9365724">
            <text:p>9365724</text:p>
          </table:table-cell>
          <table:table-cell office:value-type="float" office:value="829374">
            <text:p>829374</text:p>
          </table:table-cell>
          <table:table-cell/>
        </table:table-row>
        <table:table-row table:style-name="ro2" table:visibility="collapse">
          <table:table-cell office:value-type="float" office:value="21483536">
            <text:p>21483536</text:p>
          </table:table-cell>
          <table:table-cell office:value-type="float" office:value="3666975">
            <text:p>3666975</text:p>
          </table:table-cell>
          <table:table-cell office:value-type="float" office:value="275396">
            <text:p>275396</text:p>
          </table:table-cell>
          <table:table-cell table:number-columns-repeated="2"/>
          <table:table-cell office:value-type="float" office:value="905897">
            <text:p>905897</text:p>
          </table:table-cell>
          <table:table-cell office:value-type="float" office:value="2295963">
            <text:p>2295963</text:p>
          </table:table-cell>
          <table:table-cell office:value-type="float" office:value="275851">
            <text:p>275851</text:p>
          </table:table-cell>
          <table:table-cell table:number-columns-repeated="2"/>
          <table:table-cell office:value-type="float" office:value="70139298">
            <text:p>70139298</text:p>
          </table:table-cell>
          <table:table-cell office:value-type="float" office:value="14549270">
            <text:p>14549270</text:p>
          </table:table-cell>
          <table:table-cell office:value-type="float" office:value="828748">
            <text:p>828748</text:p>
          </table:table-cell>
          <table:table-cell table:number-columns-repeated="2"/>
          <table:table-cell office:value-type="float" office:value="3860968">
            <text:p>3860968</text:p>
          </table:table-cell>
          <table:table-cell office:value-type="float" office:value="9318954">
            <text:p>9318954</text:p>
          </table:table-cell>
          <table:table-cell office:value-type="float" office:value="829953">
            <text:p>829953</text:p>
          </table:table-cell>
          <table:table-cell/>
        </table:table-row>
        <table:table-row table:style-name="ro2" table:visibility="collapse">
          <table:table-cell office:value-type="float" office:value="21491241">
            <text:p>21491241</text:p>
          </table:table-cell>
          <table:table-cell office:value-type="float" office:value="3708036">
            <text:p>3708036</text:p>
          </table:table-cell>
          <table:table-cell office:value-type="float" office:value="279424">
            <text:p>279424</text:p>
          </table:table-cell>
          <table:table-cell table:number-columns-repeated="2"/>
          <table:table-cell office:value-type="float" office:value="903993">
            <text:p>903993</text:p>
          </table:table-cell>
          <table:table-cell office:value-type="float" office:value="2309734">
            <text:p>2309734</text:p>
          </table:table-cell>
          <table:table-cell office:value-type="float" office:value="278981">
            <text:p>278981</text:p>
          </table:table-cell>
          <table:table-cell table:number-columns-repeated="2"/>
          <table:table-cell office:value-type="float" office:value="69265032">
            <text:p>69265032</text:p>
          </table:table-cell>
          <table:table-cell office:value-type="float" office:value="14020646">
            <text:p>14020646</text:p>
          </table:table-cell>
          <table:table-cell office:value-type="float" office:value="828681">
            <text:p>828681</text:p>
          </table:table-cell>
          <table:table-cell table:number-columns-repeated="2"/>
          <table:table-cell office:value-type="float" office:value="3663814">
            <text:p>3663814</text:p>
          </table:table-cell>
          <table:table-cell office:value-type="float" office:value="9410460">
            <text:p>9410460</text:p>
          </table:table-cell>
          <table:table-cell office:value-type="float" office:value="831237">
            <text:p>831237</text:p>
          </table:table-cell>
          <table:table-cell/>
        </table:table-row>
        <table:table-row table:style-name="ro2" table:visibility="collapse">
          <table:table-cell office:value-type="float" office:value="21759455">
            <text:p>21759455</text:p>
          </table:table-cell>
          <table:table-cell office:value-type="float" office:value="3874825">
            <text:p>3874825</text:p>
          </table:table-cell>
          <table:table-cell office:value-type="float" office:value="277100">
            <text:p>277100</text:p>
          </table:table-cell>
          <table:table-cell table:number-columns-repeated="2"/>
          <table:table-cell office:value-type="float" office:value="909758">
            <text:p>909758</text:p>
          </table:table-cell>
          <table:table-cell office:value-type="float" office:value="2315555">
            <text:p>2315555</text:p>
          </table:table-cell>
          <table:table-cell office:value-type="float" office:value="274240">
            <text:p>274240</text:p>
          </table:table-cell>
          <table:table-cell table:number-columns-repeated="2"/>
          <table:table-cell office:value-type="float" office:value="69803619">
            <text:p>69803619</text:p>
          </table:table-cell>
          <table:table-cell office:value-type="float" office:value="14223396">
            <text:p>14223396</text:p>
          </table:table-cell>
          <table:table-cell office:value-type="float" office:value="841591">
            <text:p>841591</text:p>
          </table:table-cell>
          <table:table-cell table:number-columns-repeated="2"/>
          <table:table-cell office:value-type="float" office:value="3912932">
            <text:p>3912932</text:p>
          </table:table-cell>
          <table:table-cell office:value-type="float" office:value="9499370">
            <text:p>9499370</text:p>
          </table:table-cell>
          <table:table-cell office:value-type="float" office:value="837313">
            <text:p>837313</text:p>
          </table:table-cell>
          <table:table-cell/>
        </table:table-row>
        <table:table-row table:style-name="ro2" table:visibility="collapse">
          <table:table-cell office:value-type="float" office:value="21328163">
            <text:p>21328163</text:p>
          </table:table-cell>
          <table:table-cell office:value-type="float" office:value="3614979">
            <text:p>3614979</text:p>
          </table:table-cell>
          <table:table-cell office:value-type="float" office:value="281706">
            <text:p>281706</text:p>
          </table:table-cell>
          <table:table-cell table:number-columns-repeated="2"/>
          <table:table-cell office:value-type="float" office:value="905125">
            <text:p>905125</text:p>
          </table:table-cell>
          <table:table-cell office:value-type="float" office:value="2302773">
            <text:p>2302773</text:p>
          </table:table-cell>
          <table:table-cell office:value-type="float" office:value="272780">
            <text:p>272780</text:p>
          </table:table-cell>
          <table:table-cell table:number-columns-repeated="2"/>
          <table:table-cell office:value-type="float" office:value="70049507">
            <text:p>70049507</text:p>
          </table:table-cell>
          <table:table-cell office:value-type="float" office:value="13829764">
            <text:p>13829764</text:p>
          </table:table-cell>
          <table:table-cell office:value-type="float" office:value="899239">
            <text:p>899239</text:p>
          </table:table-cell>
          <table:table-cell table:number-columns-repeated="2"/>
          <table:table-cell office:value-type="float" office:value="3655851">
            <text:p>3655851</text:p>
          </table:table-cell>
          <table:table-cell office:value-type="float" office:value="9404752">
            <text:p>9404752</text:p>
          </table:table-cell>
          <table:table-cell office:value-type="float" office:value="826210">
            <text:p>826210</text:p>
          </table:table-cell>
          <table:table-cell/>
        </table:table-row>
        <table:table-row table:style-name="ro2">
          <table:table-cell table:style-name="ce1" table:formula="of:=AVERAGE([.A12:.A16])" office:value-type="float" office:value="21484714.8">
            <text:p>21484714.8</text:p>
          </table:table-cell>
          <table:table-cell table:style-name="ce1" table:formula="of:=AVERAGE([.B12:.B16])" office:value-type="float" office:value="3748452.6">
            <text:p>3748452.6</text:p>
          </table:table-cell>
          <table:table-cell table:style-name="ce1" table:formula="of:=AVERAGE([.C12:.C16])" office:value-type="float" office:value="279407.8">
            <text:p>279407.8</text:p>
          </table:table-cell>
          <table:table-cell table:style-name="ce1" table:formula="of:=SUM([.A17:.C17])" office:value-type="float" office:value="25512575.2">
            <text:p>25512575.2</text:p>
          </table:table-cell>
          <table:table-cell table:style-name="ce1"/>
          <table:table-cell table:style-name="ce1" table:formula="of:=AVERAGE([.F12:.F16])" office:value-type="float" office:value="906191.8">
            <text:p>906191.8</text:p>
          </table:table-cell>
          <table:table-cell table:style-name="ce1" table:formula="of:=AVERAGE([.G12:.G16])" office:value-type="float" office:value="2305932.2">
            <text:p>2305932.2</text:p>
          </table:table-cell>
          <table:table-cell table:style-name="ce1" table:formula="of:=AVERAGE([.H12:.H16])" office:value-type="float" office:value="275809.8">
            <text:p>275809.8</text:p>
          </table:table-cell>
          <table:table-cell table:style-name="ce1" table:formula="of:=SUM([.F17:.H17])" office:value-type="float" office:value="3487933.8">
            <text:p>3487933.8</text:p>
          </table:table-cell>
          <table:table-cell table:style-name="ce1"/>
          <table:table-cell table:style-name="ce1" table:formula="of:=AVERAGE([.K12:.K16])" office:value-type="float" office:value="69876780.8">
            <text:p>69876780.8</text:p>
          </table:table-cell>
          <table:table-cell table:style-name="ce1" table:formula="of:=AVERAGE([.L12:.L16])" office:value-type="float" office:value="14151003.8">
            <text:p>14151003.8</text:p>
          </table:table-cell>
          <table:table-cell table:style-name="ce1" table:formula="of:=AVERAGE([.M12:.M16])" office:value-type="float" office:value="850915.2">
            <text:p>850915.2</text:p>
          </table:table-cell>
          <table:table-cell table:style-name="ce1" table:formula="of:=SUM([.K17:.M17])" office:value-type="float" office:value="84878699.8">
            <text:p>84878699.8</text:p>
          </table:table-cell>
          <table:table-cell table:style-name="ce1"/>
          <table:table-cell table:style-name="ce1" table:formula="of:=AVERAGE([.P12:.P16])" office:value-type="float" office:value="3750439.4">
            <text:p>3750439.4</text:p>
          </table:table-cell>
          <table:table-cell table:style-name="ce1" table:formula="of:=AVERAGE([.Q12:.Q16])" office:value-type="float" office:value="9399852">
            <text:p>9399852</text:p>
          </table:table-cell>
          <table:table-cell table:style-name="ce1" table:formula="of:=AVERAGE([.R12:.R16])" office:value-type="float" office:value="830817.4">
            <text:p>830817.4</text:p>
          </table:table-cell>
          <table:table-cell table:style-name="ce1" table:formula="of:=SUM([.P17:.R17])" office:value-type="float" office:value="13981108.8">
            <text:p>13981108.8</text:p>
          </table:table-cell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pent common 4</text:p>
          </table:table-cell>
          <table:table-cell table:number-columns-repeated="4"/>
          <table:table-cell office:value-type="string">
            <text:p>pent dual 4</text:p>
          </table:table-cell>
          <table:table-cell table:number-columns-repeated="4"/>
          <table:table-cell office:value-type="string">
            <text:p>cojack common 4</text:p>
          </table:table-cell>
          <table:table-cell table:number-columns-repeated="4"/>
          <table:table-cell office:value-type="string">
            <text:p>cojack dual 4</text:p>
          </table:table-cell>
          <table:table-cell table:number-columns-repeated="3"/>
        </table:table-row>
        <table:table-row table:style-name="ro2" table:visibility="collapse">
          <table:table-cell office:value-type="float" office:value="14437945">
            <text:p>14437945</text:p>
          </table:table-cell>
          <table:table-cell office:value-type="float" office:value="3406537">
            <text:p>3406537</text:p>
          </table:table-cell>
          <table:table-cell office:value-type="float" office:value="138788">
            <text:p>138788</text:p>
          </table:table-cell>
          <table:table-cell table:number-columns-repeated="2"/>
          <table:table-cell office:value-type="float" office:value="1490066">
            <text:p>1490066</text:p>
          </table:table-cell>
          <table:table-cell office:value-type="float" office:value="1598068">
            <text:p>1598068</text:p>
          </table:table-cell>
          <table:table-cell office:value-type="float" office:value="141232">
            <text:p>141232</text:p>
          </table:table-cell>
          <table:table-cell table:number-columns-repeated="2"/>
          <table:table-cell office:value-type="float" office:value="47071239">
            <text:p>47071239</text:p>
          </table:table-cell>
          <table:table-cell office:value-type="float" office:value="14355620">
            <text:p>14355620</text:p>
          </table:table-cell>
          <table:table-cell office:value-type="float" office:value="449004">
            <text:p>449004</text:p>
          </table:table-cell>
          <table:table-cell table:number-columns-repeated="2"/>
          <table:table-cell office:value-type="float" office:value="6006161">
            <text:p>6006161</text:p>
          </table:table-cell>
          <table:table-cell office:value-type="float" office:value="6640061">
            <text:p>6640061</text:p>
          </table:table-cell>
          <table:table-cell office:value-type="float" office:value="435635">
            <text:p>435635</text:p>
          </table:table-cell>
          <table:table-cell/>
        </table:table-row>
        <table:table-row table:style-name="ro2" table:visibility="collapse">
          <table:table-cell office:value-type="float" office:value="14303588">
            <text:p>14303588</text:p>
          </table:table-cell>
          <table:table-cell office:value-type="float" office:value="3378109">
            <text:p>3378109</text:p>
          </table:table-cell>
          <table:table-cell office:value-type="float" office:value="139143">
            <text:p>139143</text:p>
          </table:table-cell>
          <table:table-cell table:number-columns-repeated="2"/>
          <table:table-cell office:value-type="float" office:value="1669550">
            <text:p>1669550</text:p>
          </table:table-cell>
          <table:table-cell office:value-type="float" office:value="1692461">
            <text:p>1692461</text:p>
          </table:table-cell>
          <table:table-cell office:value-type="float" office:value="139704">
            <text:p>139704</text:p>
          </table:table-cell>
          <table:table-cell table:number-columns-repeated="2"/>
          <table:table-cell office:value-type="float" office:value="47305138">
            <text:p>47305138</text:p>
          </table:table-cell>
          <table:table-cell office:value-type="float" office:value="14648470">
            <text:p>14648470</text:p>
          </table:table-cell>
          <table:table-cell office:value-type="float" office:value="431958">
            <text:p>431958</text:p>
          </table:table-cell>
          <table:table-cell table:number-columns-repeated="2"/>
          <table:table-cell office:value-type="float" office:value="6119068">
            <text:p>6119068</text:p>
          </table:table-cell>
          <table:table-cell office:value-type="float" office:value="6644574">
            <text:p>6644574</text:p>
          </table:table-cell>
          <table:table-cell office:value-type="float" office:value="439999">
            <text:p>439999</text:p>
          </table:table-cell>
          <table:table-cell/>
        </table:table-row>
        <table:table-row table:style-name="ro2" table:visibility="collapse">
          <table:table-cell office:value-type="float" office:value="14279170">
            <text:p>14279170</text:p>
          </table:table-cell>
          <table:table-cell office:value-type="float" office:value="3585851">
            <text:p>3585851</text:p>
          </table:table-cell>
          <table:table-cell office:value-type="float" office:value="139708">
            <text:p>139708</text:p>
          </table:table-cell>
          <table:table-cell table:number-columns-repeated="2"/>
          <table:table-cell office:value-type="float" office:value="1657849">
            <text:p>1657849</text:p>
          </table:table-cell>
          <table:table-cell office:value-type="float" office:value="1677790">
            <text:p>1677790</text:p>
          </table:table-cell>
          <table:table-cell office:value-type="float" office:value="169069">
            <text:p>169069</text:p>
          </table:table-cell>
          <table:table-cell table:number-columns-repeated="2"/>
          <table:table-cell office:value-type="float" office:value="47719723">
            <text:p>47719723</text:p>
          </table:table-cell>
          <table:table-cell office:value-type="float" office:value="15211965">
            <text:p>15211965</text:p>
          </table:table-cell>
          <table:table-cell office:value-type="float" office:value="509337">
            <text:p>509337</text:p>
          </table:table-cell>
          <table:table-cell table:number-columns-repeated="2"/>
          <table:table-cell office:value-type="float" office:value="6099439">
            <text:p>6099439</text:p>
          </table:table-cell>
          <table:table-cell office:value-type="float" office:value="6555148">
            <text:p>6555148</text:p>
          </table:table-cell>
          <table:table-cell office:value-type="float" office:value="442601">
            <text:p>442601</text:p>
          </table:table-cell>
          <table:table-cell/>
        </table:table-row>
        <table:table-row table:style-name="ro2" table:visibility="collapse">
          <table:table-cell office:value-type="float" office:value="14273194">
            <text:p>14273194</text:p>
          </table:table-cell>
          <table:table-cell office:value-type="float" office:value="3458534">
            <text:p>3458534</text:p>
          </table:table-cell>
          <table:table-cell office:value-type="float" office:value="143676">
            <text:p>143676</text:p>
          </table:table-cell>
          <table:table-cell table:number-columns-repeated="2"/>
          <table:table-cell office:value-type="float" office:value="1707324">
            <text:p>1707324</text:p>
          </table:table-cell>
          <table:table-cell office:value-type="float" office:value="1678744">
            <text:p>1678744</text:p>
          </table:table-cell>
          <table:table-cell office:value-type="float" office:value="140550">
            <text:p>140550</text:p>
          </table:table-cell>
          <table:table-cell table:number-columns-repeated="2"/>
          <table:table-cell office:value-type="float" office:value="46907725">
            <text:p>46907725</text:p>
          </table:table-cell>
          <table:table-cell office:value-type="float" office:value="14535255">
            <text:p>14535255</text:p>
          </table:table-cell>
          <table:table-cell office:value-type="float" office:value="425653">
            <text:p>425653</text:p>
          </table:table-cell>
          <table:table-cell table:number-columns-repeated="2"/>
          <table:table-cell office:value-type="float" office:value="6263264">
            <text:p>6263264</text:p>
          </table:table-cell>
          <table:table-cell office:value-type="float" office:value="6546501">
            <text:p>6546501</text:p>
          </table:table-cell>
          <table:table-cell office:value-type="float" office:value="434772">
            <text:p>434772</text:p>
          </table:table-cell>
          <table:table-cell/>
        </table:table-row>
        <table:table-row table:style-name="ro2" table:visibility="collapse">
          <table:table-cell table:style-name="ce2" office:value-type="float" office:value="14301041">
            <text:p>14301041</text:p>
          </table:table-cell>
          <table:table-cell table:style-name="ce2" office:value-type="float" office:value="3434276">
            <text:p>3434276</text:p>
          </table:table-cell>
          <table:table-cell table:style-name="ce2" office:value-type="float" office:value="139415">
            <text:p>139415</text:p>
          </table:table-cell>
          <table:table-cell table:style-name="ce2"/>
          <table:table-cell/>
          <table:table-cell table:style-name="ce2" office:value-type="float" office:value="1544113">
            <text:p>1544113</text:p>
          </table:table-cell>
          <table:table-cell table:style-name="ce2" office:value-type="float" office:value="1683441">
            <text:p>1683441</text:p>
          </table:table-cell>
          <table:table-cell table:style-name="ce2" office:value-type="float" office:value="143367">
            <text:p>143367</text:p>
          </table:table-cell>
          <table:table-cell table:style-name="ce2"/>
          <table:table-cell/>
          <table:table-cell table:style-name="ce2" office:value-type="float" office:value="47983657">
            <text:p>47983657</text:p>
          </table:table-cell>
          <table:table-cell table:style-name="ce2" office:value-type="float" office:value="15628120">
            <text:p>15628120</text:p>
          </table:table-cell>
          <table:table-cell table:style-name="ce2" office:value-type="float" office:value="432560">
            <text:p>432560</text:p>
          </table:table-cell>
          <table:table-cell table:style-name="ce2"/>
          <table:table-cell/>
          <table:table-cell table:style-name="ce2" office:value-type="float" office:value="6321237">
            <text:p>6321237</text:p>
          </table:table-cell>
          <table:table-cell table:style-name="ce2" office:value-type="float" office:value="6624894">
            <text:p>6624894</text:p>
          </table:table-cell>
          <table:table-cell table:style-name="ce2" office:value-type="float" office:value="436974">
            <text:p>436974</text:p>
          </table:table-cell>
          <table:table-cell table:style-name="ce2"/>
        </table:table-row>
        <table:table-row table:style-name="ro2">
          <table:table-cell table:style-name="ce1" table:formula="of:=AVERAGE([.A20:.A24])" office:value-type="float" office:value="14318987.6">
            <text:p>14318987.6</text:p>
          </table:table-cell>
          <table:table-cell table:style-name="ce1" table:formula="of:=AVERAGE([.B20:.B24])" office:value-type="float" office:value="3452661.4">
            <text:p>3452661.4</text:p>
          </table:table-cell>
          <table:table-cell table:style-name="ce1" table:formula="of:=AVERAGE([.C20:.C24])" office:value-type="float" office:value="140146">
            <text:p>140146</text:p>
          </table:table-cell>
          <table:table-cell table:style-name="ce1" table:formula="of:=SUM([.A25:.C25])" office:value-type="float" office:value="17911795">
            <text:p>17911795</text:p>
          </table:table-cell>
          <table:table-cell table:style-name="ce1"/>
          <table:table-cell table:style-name="ce1" table:formula="of:=AVERAGE([.F20:.F24])" office:value-type="float" office:value="1613780.4">
            <text:p>1613780.4</text:p>
          </table:table-cell>
          <table:table-cell table:style-name="ce1" table:formula="of:=AVERAGE([.G20:.G24])" office:value-type="float" office:value="1666100.8">
            <text:p>1666100.8</text:p>
          </table:table-cell>
          <table:table-cell table:style-name="ce1" table:formula="of:=AVERAGE([.H20:.H24])" office:value-type="float" office:value="146784.4">
            <text:p>146784.4</text:p>
          </table:table-cell>
          <table:table-cell table:style-name="ce1" table:formula="of:=SUM([.F25:.H25])" office:value-type="float" office:value="3426665.6">
            <text:p>3426665.6</text:p>
          </table:table-cell>
          <table:table-cell table:style-name="ce1"/>
          <table:table-cell table:style-name="ce1" table:formula="of:=AVERAGE([.K20:.K24])" office:value-type="float" office:value="47397496.4">
            <text:p>47397496.4</text:p>
          </table:table-cell>
          <table:table-cell table:style-name="ce1" table:formula="of:=AVERAGE([.L20:.L24])" office:value-type="float" office:value="14875886">
            <text:p>14875886</text:p>
          </table:table-cell>
          <table:table-cell table:style-name="ce1" table:formula="of:=AVERAGE([.M20:.M24])" office:value-type="float" office:value="449702.4">
            <text:p>449702.4</text:p>
          </table:table-cell>
          <table:table-cell table:style-name="ce1" table:formula="of:=SUM([.K25:.M25])" office:value-type="float" office:value="62723084.8">
            <text:p>62723084.8</text:p>
          </table:table-cell>
          <table:table-cell table:style-name="ce1"/>
          <table:table-cell table:style-name="ce1" table:formula="of:=AVERAGE([.P20:.P24])" office:value-type="float" office:value="6161833.8">
            <text:p>6161833.8</text:p>
          </table:table-cell>
          <table:table-cell table:style-name="ce1" table:formula="of:=AVERAGE([.Q20:.Q24])" office:value-type="float" office:value="6602235.6">
            <text:p>6602235.6</text:p>
          </table:table-cell>
          <table:table-cell table:style-name="ce1" table:formula="of:=AVERAGE([.R20:.R24])" office:value-type="float" office:value="437996.2">
            <text:p>437996.2</text:p>
          </table:table-cell>
          <table:table-cell table:style-name="ce1" table:formula="of:=SUM([.P25:.R25])" office:value-type="float" office:value="13202065.6">
            <text:p>13202065.6</text:p>
          </table:table-cell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pent_common_8</text:p>
          </table:table-cell>
          <table:table-cell table:number-columns-repeated="4"/>
          <table:table-cell office:value-type="string">
            <text:p>pent_dual_8</text:p>
          </table:table-cell>
          <table:table-cell table:number-columns-repeated="4"/>
          <table:table-cell office:value-type="string">
            <text:p>cojack_common_8</text:p>
          </table:table-cell>
          <table:table-cell table:number-columns-repeated="4"/>
          <table:table-cell office:value-type="string">
            <text:p>cojack_dual_8</text:p>
          </table:table-cell>
          <table:table-cell table:number-columns-repeated="3"/>
        </table:table-row>
        <table:table-row table:style-name="ro2" table:visibility="collapse">
          <table:table-cell office:value-type="float" office:value="7250255">
            <text:p>7250255</text:p>
          </table:table-cell>
          <table:table-cell office:value-type="float" office:value="2231712">
            <text:p>2231712</text:p>
          </table:table-cell>
          <table:table-cell office:value-type="float" office:value="73021">
            <text:p>73021</text:p>
          </table:table-cell>
          <table:table-cell table:number-columns-repeated="2"/>
          <table:table-cell office:value-type="float" office:value="1722723">
            <text:p>1722723</text:p>
          </table:table-cell>
          <table:table-cell office:value-type="float" office:value="773833">
            <text:p>773833</text:p>
          </table:table-cell>
          <table:table-cell office:value-type="float" office:value="75229">
            <text:p>75229</text:p>
          </table:table-cell>
          <table:table-cell table:number-columns-repeated="2"/>
          <table:table-cell office:value-type="float" office:value="24447768">
            <text:p>24447768</text:p>
          </table:table-cell>
          <table:table-cell office:value-type="float" office:value="8534309">
            <text:p>8534309</text:p>
          </table:table-cell>
          <table:table-cell office:value-type="float" office:value="221458">
            <text:p>221458</text:p>
          </table:table-cell>
          <table:table-cell table:number-columns-repeated="2"/>
          <table:table-cell office:value-type="float" office:value="6253048">
            <text:p>6253048</text:p>
          </table:table-cell>
          <table:table-cell office:value-type="float" office:value="3234829">
            <text:p>3234829</text:p>
          </table:table-cell>
          <table:table-cell office:value-type="float" office:value="228558">
            <text:p>228558</text:p>
          </table:table-cell>
          <table:table-cell/>
        </table:table-row>
        <table:table-row table:style-name="ro2" table:visibility="collapse">
          <table:table-cell office:value-type="float" office:value="7270366">
            <text:p>7270366</text:p>
          </table:table-cell>
          <table:table-cell office:value-type="float" office:value="2198079">
            <text:p>2198079</text:p>
          </table:table-cell>
          <table:table-cell office:value-type="float" office:value="72503">
            <text:p>72503</text:p>
          </table:table-cell>
          <table:table-cell table:number-columns-repeated="2"/>
          <table:table-cell office:value-type="float" office:value="1718026">
            <text:p>1718026</text:p>
          </table:table-cell>
          <table:table-cell office:value-type="float" office:value="767628">
            <text:p>767628</text:p>
          </table:table-cell>
          <table:table-cell office:value-type="float" office:value="76009">
            <text:p>76009</text:p>
          </table:table-cell>
          <table:table-cell table:number-columns-repeated="2"/>
          <table:table-cell office:value-type="float" office:value="24361137">
            <text:p>24361137</text:p>
          </table:table-cell>
          <table:table-cell office:value-type="float" office:value="8665192">
            <text:p>8665192</text:p>
          </table:table-cell>
          <table:table-cell office:value-type="float" office:value="219869">
            <text:p>219869</text:p>
          </table:table-cell>
          <table:table-cell table:number-columns-repeated="2"/>
          <table:table-cell office:value-type="float" office:value="6249786">
            <text:p>6249786</text:p>
          </table:table-cell>
          <table:table-cell office:value-type="float" office:value="3101040">
            <text:p>3101040</text:p>
          </table:table-cell>
          <table:table-cell office:value-type="float" office:value="229008">
            <text:p>229008</text:p>
          </table:table-cell>
          <table:table-cell/>
        </table:table-row>
        <table:table-row table:style-name="ro2" table:visibility="collapse">
          <table:table-cell office:value-type="float" office:value="7291701">
            <text:p>7291701</text:p>
          </table:table-cell>
          <table:table-cell office:value-type="float" office:value="2282488">
            <text:p>2282488</text:p>
          </table:table-cell>
          <table:table-cell office:value-type="float" office:value="73033">
            <text:p>73033</text:p>
          </table:table-cell>
          <table:table-cell table:number-columns-repeated="2"/>
          <table:table-cell office:value-type="float" office:value="1719088">
            <text:p>1719088</text:p>
          </table:table-cell>
          <table:table-cell office:value-type="float" office:value="770430">
            <text:p>770430</text:p>
          </table:table-cell>
          <table:table-cell office:value-type="float" office:value="75109">
            <text:p>75109</text:p>
          </table:table-cell>
          <table:table-cell table:number-columns-repeated="2"/>
          <table:table-cell office:value-type="float" office:value="24210571">
            <text:p>24210571</text:p>
          </table:table-cell>
          <table:table-cell office:value-type="float" office:value="8471234">
            <text:p>8471234</text:p>
          </table:table-cell>
          <table:table-cell office:value-type="float" office:value="225230">
            <text:p>225230</text:p>
          </table:table-cell>
          <table:table-cell table:number-columns-repeated="2"/>
          <table:table-cell office:value-type="float" office:value="6208413">
            <text:p>6208413</text:p>
          </table:table-cell>
          <table:table-cell office:value-type="float" office:value="3211563">
            <text:p>3211563</text:p>
          </table:table-cell>
          <table:table-cell office:value-type="float" office:value="228799">
            <text:p>228799</text:p>
          </table:table-cell>
          <table:table-cell/>
        </table:table-row>
        <table:table-row table:style-name="ro2" table:visibility="collapse">
          <table:table-cell office:value-type="float" office:value="7260663">
            <text:p>7260663</text:p>
          </table:table-cell>
          <table:table-cell office:value-type="float" office:value="2221058">
            <text:p>2221058</text:p>
          </table:table-cell>
          <table:table-cell office:value-type="float" office:value="77542">
            <text:p>77542</text:p>
          </table:table-cell>
          <table:table-cell table:number-columns-repeated="2"/>
          <table:table-cell office:value-type="float" office:value="1712683">
            <text:p>1712683</text:p>
          </table:table-cell>
          <table:table-cell office:value-type="float" office:value="765150">
            <text:p>765150</text:p>
          </table:table-cell>
          <table:table-cell office:value-type="float" office:value="76054">
            <text:p>76054</text:p>
          </table:table-cell>
          <table:table-cell table:number-columns-repeated="2"/>
          <table:table-cell office:value-type="float" office:value="24222562">
            <text:p>24222562</text:p>
          </table:table-cell>
          <table:table-cell office:value-type="float" office:value="8454822">
            <text:p>8454822</text:p>
          </table:table-cell>
          <table:table-cell office:value-type="float" office:value="220262">
            <text:p>220262</text:p>
          </table:table-cell>
          <table:table-cell table:number-columns-repeated="2"/>
          <table:table-cell office:value-type="float" office:value="6261290">
            <text:p>6261290</text:p>
          </table:table-cell>
          <table:table-cell office:value-type="float" office:value="3221651">
            <text:p>3221651</text:p>
          </table:table-cell>
          <table:table-cell office:value-type="float" office:value="229583">
            <text:p>229583</text:p>
          </table:table-cell>
          <table:table-cell/>
        </table:table-row>
        <table:table-row table:style-name="ro2" table:visibility="collapse">
          <table:table-cell office:value-type="float" office:value="7304015">
            <text:p>7304015</text:p>
          </table:table-cell>
          <table:table-cell office:value-type="float" office:value="2232123">
            <text:p>2232123</text:p>
          </table:table-cell>
          <table:table-cell office:value-type="float" office:value="73779">
            <text:p>73779</text:p>
          </table:table-cell>
          <table:table-cell table:number-columns-repeated="2"/>
          <table:table-cell office:value-type="float" office:value="1713546">
            <text:p>1713546</text:p>
          </table:table-cell>
          <table:table-cell office:value-type="float" office:value="781935">
            <text:p>781935</text:p>
          </table:table-cell>
          <table:table-cell office:value-type="float" office:value="74603">
            <text:p>74603</text:p>
          </table:table-cell>
          <table:table-cell table:number-columns-repeated="2"/>
          <table:table-cell office:value-type="float" office:value="24197676">
            <text:p>24197676</text:p>
          </table:table-cell>
          <table:table-cell office:value-type="float" office:value="8463155">
            <text:p>8463155</text:p>
          </table:table-cell>
          <table:table-cell office:value-type="float" office:value="237212">
            <text:p>237212</text:p>
          </table:table-cell>
          <table:table-cell table:number-columns-repeated="2"/>
          <table:table-cell office:value-type="float" office:value="6237799">
            <text:p>6237799</text:p>
          </table:table-cell>
          <table:table-cell office:value-type="float" office:value="3206483">
            <text:p>3206483</text:p>
          </table:table-cell>
          <table:table-cell office:value-type="float" office:value="228040">
            <text:p>228040</text:p>
          </table:table-cell>
          <table:table-cell/>
        </table:table-row>
        <table:table-row table:style-name="ro2">
          <table:table-cell table:style-name="ce1" table:formula="of:=AVERAGE([.A28:.A32])" office:value-type="float" office:value="7275400">
            <text:p>7275400</text:p>
          </table:table-cell>
          <table:table-cell table:style-name="ce1" table:formula="of:=AVERAGE([.B28:.B32])" office:value-type="float" office:value="2233092">
            <text:p>2233092</text:p>
          </table:table-cell>
          <table:table-cell table:style-name="ce1" table:formula="of:=AVERAGE([.C28:.C32])" office:value-type="float" office:value="73975.6">
            <text:p>73975.6</text:p>
          </table:table-cell>
          <table:table-cell table:style-name="ce1" table:formula="of:=SUM([.A33:.C33])" office:value-type="float" office:value="9582467.6">
            <text:p>9582467.6</text:p>
          </table:table-cell>
          <table:table-cell table:style-name="ce1"/>
          <table:table-cell table:style-name="ce1" table:formula="of:=AVERAGE([.F28:.F32])" office:value-type="float" office:value="1717213.2">
            <text:p>1717213.2</text:p>
          </table:table-cell>
          <table:table-cell table:style-name="ce1" table:formula="of:=AVERAGE([.G28:.G32])" office:value-type="float" office:value="771795.2">
            <text:p>771795.2</text:p>
          </table:table-cell>
          <table:table-cell table:style-name="ce1" table:formula="of:=AVERAGE([.H28:.H32])" office:value-type="float" office:value="75400.8">
            <text:p>75400.8</text:p>
          </table:table-cell>
          <table:table-cell table:style-name="ce1" table:formula="of:=SUM([.F33:.H33])" office:value-type="float" office:value="2564409.2">
            <text:p>2564409.2</text:p>
          </table:table-cell>
          <table:table-cell table:style-name="ce1"/>
          <table:table-cell table:style-name="ce1" table:formula="of:=AVERAGE([.K28:.K32])" office:value-type="float" office:value="24287942.8">
            <text:p>24287942.8</text:p>
          </table:table-cell>
          <table:table-cell table:style-name="ce1" table:formula="of:=AVERAGE([.L28:.L32])" office:value-type="float" office:value="8517742.4">
            <text:p>8517742.4</text:p>
          </table:table-cell>
          <table:table-cell table:style-name="ce1" table:formula="of:=AVERAGE([.M28:.M32])" office:value-type="float" office:value="224806.2">
            <text:p>224806.2</text:p>
          </table:table-cell>
          <table:table-cell table:style-name="ce1" table:formula="of:=SUM([.K33:.M33])" office:value-type="float" office:value="33030491.4">
            <text:p>33030491.4</text:p>
          </table:table-cell>
          <table:table-cell table:style-name="ce1"/>
          <table:table-cell table:style-name="ce1" table:formula="of:=AVERAGE([.P28:.P32])" office:value-type="float" office:value="6242067.2">
            <text:p>6242067.2</text:p>
          </table:table-cell>
          <table:table-cell table:style-name="ce1" table:formula="of:=AVERAGE([.Q28:.Q32])" office:value-type="float" office:value="3195113.2">
            <text:p>3195113.2</text:p>
          </table:table-cell>
          <table:table-cell table:style-name="ce1" table:formula="of:=AVERAGE([.R28:.R32])" office:value-type="float" office:value="228797.6">
            <text:p>228797.6</text:p>
          </table:table-cell>
          <table:table-cell table:style-name="ce1" table:formula="of:=SUM([.P33:.R33])" office:value-type="float" office:value="9665978">
            <text:p>9665978</text:p>
          </table:table-cell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pent_common_12</text:p>
          </table:table-cell>
          <table:table-cell table:number-columns-repeated="4"/>
          <table:table-cell office:value-type="string">
            <text:p>pent_dual_12</text:p>
          </table:table-cell>
          <table:table-cell table:number-columns-repeated="4"/>
          <table:table-cell office:value-type="string">
            <text:p>cojack_common_12</text:p>
          </table:table-cell>
          <table:table-cell table:number-columns-repeated="4"/>
          <table:table-cell office:value-type="string">
            <text:p>cojack_dual_12</text:p>
          </table:table-cell>
          <table:table-cell table:number-columns-repeated="3"/>
        </table:table-row>
        <table:table-row table:style-name="ro2" table:visibility="collapse">
          <table:table-cell office:value-type="float" office:value="4722594">
            <text:p>4722594</text:p>
          </table:table-cell>
          <table:table-cell office:value-type="float" office:value="1817541">
            <text:p>1817541</text:p>
          </table:table-cell>
          <table:table-cell office:value-type="float" office:value="50083">
            <text:p>50083</text:p>
          </table:table-cell>
          <table:table-cell table:number-columns-repeated="2"/>
          <table:table-cell office:value-type="float" office:value="1832439">
            <text:p>1832439</text:p>
          </table:table-cell>
          <table:table-cell office:value-type="float" office:value="460543">
            <text:p>460543</text:p>
          </table:table-cell>
          <table:table-cell office:value-type="float" office:value="51793">
            <text:p>51793</text:p>
          </table:table-cell>
          <table:table-cell table:number-columns-repeated="2"/>
          <table:table-cell office:value-type="float" office:value="15674462">
            <text:p>15674462</text:p>
          </table:table-cell>
          <table:table-cell office:value-type="float" office:value="6072601">
            <text:p>6072601</text:p>
          </table:table-cell>
          <table:table-cell office:value-type="float" office:value="155365">
            <text:p>155365</text:p>
          </table:table-cell>
          <table:table-cell table:number-columns-repeated="2"/>
          <table:table-cell office:value-type="float" office:value="6643541">
            <text:p>6643541</text:p>
          </table:table-cell>
          <table:table-cell office:value-type="float" office:value="2165098">
            <text:p>2165098</text:p>
          </table:table-cell>
          <table:table-cell office:value-type="float" office:value="162001">
            <text:p>162001</text:p>
          </table:table-cell>
          <table:table-cell/>
        </table:table-row>
        <table:table-row table:style-name="ro2" table:visibility="collapse">
          <table:table-cell office:value-type="float" office:value="4714271">
            <text:p>4714271</text:p>
          </table:table-cell>
          <table:table-cell office:value-type="float" office:value="1860985">
            <text:p>1860985</text:p>
          </table:table-cell>
          <table:table-cell office:value-type="float" office:value="50871">
            <text:p>50871</text:p>
          </table:table-cell>
          <table:table-cell table:number-columns-repeated="2"/>
          <table:table-cell office:value-type="float" office:value="1835750">
            <text:p>1835750</text:p>
          </table:table-cell>
          <table:table-cell office:value-type="float" office:value="467358">
            <text:p>467358</text:p>
          </table:table-cell>
          <table:table-cell office:value-type="float" office:value="57529">
            <text:p>57529</text:p>
          </table:table-cell>
          <table:table-cell table:number-columns-repeated="2"/>
          <table:table-cell office:value-type="float" office:value="15686505">
            <text:p>15686505</text:p>
          </table:table-cell>
          <table:table-cell office:value-type="float" office:value="6293398">
            <text:p>6293398</text:p>
          </table:table-cell>
          <table:table-cell office:value-type="float" office:value="153862">
            <text:p>153862</text:p>
          </table:table-cell>
          <table:table-cell table:number-columns-repeated="2"/>
          <table:table-cell office:value-type="float" office:value="6680650">
            <text:p>6680650</text:p>
          </table:table-cell>
          <table:table-cell office:value-type="float" office:value="2227921">
            <text:p>2227921</text:p>
          </table:table-cell>
          <table:table-cell office:value-type="float" office:value="160024">
            <text:p>160024</text:p>
          </table:table-cell>
          <table:table-cell/>
        </table:table-row>
        <table:table-row table:style-name="ro2" table:visibility="collapse">
          <table:table-cell office:value-type="float" office:value="4721898">
            <text:p>4721898</text:p>
          </table:table-cell>
          <table:table-cell office:value-type="float" office:value="1893855">
            <text:p>1893855</text:p>
          </table:table-cell>
          <table:table-cell office:value-type="float" office:value="51201">
            <text:p>51201</text:p>
          </table:table-cell>
          <table:table-cell table:number-columns-repeated="2"/>
          <table:table-cell office:value-type="float" office:value="1839202">
            <text:p>1839202</text:p>
          </table:table-cell>
          <table:table-cell office:value-type="float" office:value="457519">
            <text:p>457519</text:p>
          </table:table-cell>
          <table:table-cell office:value-type="float" office:value="57135">
            <text:p>57135</text:p>
          </table:table-cell>
          <table:table-cell table:number-columns-repeated="2"/>
          <table:table-cell office:value-type="float" office:value="15654092">
            <text:p>15654092</text:p>
          </table:table-cell>
          <table:table-cell office:value-type="float" office:value="6134368">
            <text:p>6134368</text:p>
          </table:table-cell>
          <table:table-cell office:value-type="float" office:value="152244">
            <text:p>152244</text:p>
          </table:table-cell>
          <table:table-cell table:number-columns-repeated="2"/>
          <table:table-cell office:value-type="float" office:value="6658986">
            <text:p>6658986</text:p>
          </table:table-cell>
          <table:table-cell office:value-type="float" office:value="2153468">
            <text:p>2153468</text:p>
          </table:table-cell>
          <table:table-cell office:value-type="float" office:value="160781">
            <text:p>160781</text:p>
          </table:table-cell>
          <table:table-cell/>
        </table:table-row>
        <table:table-row table:style-name="ro2" table:visibility="collapse">
          <table:table-cell office:value-type="float" office:value="4720449">
            <text:p>4720449</text:p>
          </table:table-cell>
          <table:table-cell office:value-type="float" office:value="1792352">
            <text:p>1792352</text:p>
          </table:table-cell>
          <table:table-cell office:value-type="float" office:value="51044">
            <text:p>51044</text:p>
          </table:table-cell>
          <table:table-cell table:number-columns-repeated="2"/>
          <table:table-cell office:value-type="float" office:value="1840885">
            <text:p>1840885</text:p>
          </table:table-cell>
          <table:table-cell office:value-type="float" office:value="454289">
            <text:p>454289</text:p>
          </table:table-cell>
          <table:table-cell office:value-type="float" office:value="52567">
            <text:p>52567</text:p>
          </table:table-cell>
          <table:table-cell table:number-columns-repeated="2"/>
          <table:table-cell office:value-type="float" office:value="15699988">
            <text:p>15699988</text:p>
          </table:table-cell>
          <table:table-cell office:value-type="float" office:value="6294261">
            <text:p>6294261</text:p>
          </table:table-cell>
          <table:table-cell office:value-type="float" office:value="160809">
            <text:p>160809</text:p>
          </table:table-cell>
          <table:table-cell table:number-columns-repeated="2"/>
          <table:table-cell office:value-type="float" office:value="6642404">
            <text:p>6642404</text:p>
          </table:table-cell>
          <table:table-cell office:value-type="float" office:value="2271086">
            <text:p>2271086</text:p>
          </table:table-cell>
          <table:table-cell office:value-type="float" office:value="159051">
            <text:p>159051</text:p>
          </table:table-cell>
          <table:table-cell/>
        </table:table-row>
        <table:table-row table:style-name="ro2" table:visibility="collapse">
          <table:table-cell office:value-type="float" office:value="4715691">
            <text:p>4715691</text:p>
          </table:table-cell>
          <table:table-cell office:value-type="float" office:value="1837225">
            <text:p>1837225</text:p>
          </table:table-cell>
          <table:table-cell office:value-type="float" office:value="49929">
            <text:p>49929</text:p>
          </table:table-cell>
          <table:table-cell table:number-columns-repeated="2"/>
          <table:table-cell office:value-type="float" office:value="1841637">
            <text:p>1841637</text:p>
          </table:table-cell>
          <table:table-cell office:value-type="float" office:value="466496">
            <text:p>466496</text:p>
          </table:table-cell>
          <table:table-cell office:value-type="float" office:value="62927">
            <text:p>62927</text:p>
          </table:table-cell>
          <table:table-cell table:number-columns-repeated="2"/>
          <table:table-cell office:value-type="float" office:value="15586006">
            <text:p>15586006</text:p>
          </table:table-cell>
          <table:table-cell office:value-type="float" office:value="6043499">
            <text:p>6043499</text:p>
          </table:table-cell>
          <table:table-cell office:value-type="float" office:value="153776">
            <text:p>153776</text:p>
          </table:table-cell>
          <table:table-cell table:number-columns-repeated="2"/>
          <table:table-cell office:value-type="float" office:value="6687112">
            <text:p>6687112</text:p>
          </table:table-cell>
          <table:table-cell office:value-type="float" office:value="2258157">
            <text:p>2258157</text:p>
          </table:table-cell>
          <table:table-cell office:value-type="float" office:value="159309">
            <text:p>159309</text:p>
          </table:table-cell>
          <table:table-cell/>
        </table:table-row>
        <table:table-row table:style-name="ro2">
          <table:table-cell table:style-name="ce1" table:formula="of:=AVERAGE([.A36:.A40])" office:value-type="float" office:value="4718980.6">
            <text:p>4718980.6</text:p>
          </table:table-cell>
          <table:table-cell table:style-name="ce1" table:formula="of:=AVERAGE([.B36:.B40])" office:value-type="float" office:value="1840391.6">
            <text:p>1840391.6</text:p>
          </table:table-cell>
          <table:table-cell table:style-name="ce1" table:formula="of:=AVERAGE([.C36:.C40])" office:value-type="float" office:value="50625.6">
            <text:p>50625.6</text:p>
          </table:table-cell>
          <table:table-cell table:style-name="ce1" table:formula="of:=SUM([.A41:.C41])" office:value-type="float" office:value="6609997.8">
            <text:p>6609997.8</text:p>
          </table:table-cell>
          <table:table-cell table:style-name="ce1"/>
          <table:table-cell table:style-name="ce1" table:formula="of:=AVERAGE([.F36:.F40])" office:value-type="float" office:value="1837982.6">
            <text:p>1837982.6</text:p>
          </table:table-cell>
          <table:table-cell table:style-name="ce1" table:formula="of:=AVERAGE([.G36:.G40])" office:value-type="float" office:value="461241">
            <text:p>461241</text:p>
          </table:table-cell>
          <table:table-cell table:style-name="ce1" table:formula="of:=AVERAGE([.H36:.H40])" office:value-type="float" office:value="56390.2">
            <text:p>56390.2</text:p>
          </table:table-cell>
          <table:table-cell table:style-name="ce1" table:formula="of:=SUM([.F41:.H41])" office:value-type="float" office:value="2355613.8">
            <text:p>2355613.8</text:p>
          </table:table-cell>
          <table:table-cell table:style-name="ce1"/>
          <table:table-cell table:style-name="ce1" table:formula="of:=AVERAGE([.K36:.K40])" office:value-type="float" office:value="15660210.6">
            <text:p>15660210.6</text:p>
          </table:table-cell>
          <table:table-cell table:style-name="ce1" table:formula="of:=AVERAGE([.L36:.L40])" office:value-type="float" office:value="6167625.4">
            <text:p>6167625.4</text:p>
          </table:table-cell>
          <table:table-cell table:style-name="ce1" table:formula="of:=AVERAGE([.M36:.M40])" office:value-type="float" office:value="155211.2">
            <text:p>155211.2</text:p>
          </table:table-cell>
          <table:table-cell table:style-name="ce1" table:formula="of:=SUM([.K41:.M41])" office:value-type="float" office:value="21983047.2">
            <text:p>21983047.2</text:p>
          </table:table-cell>
          <table:table-cell table:style-name="ce1"/>
          <table:table-cell table:style-name="ce1" table:formula="of:=AVERAGE([.P36:.P40])" office:value-type="float" office:value="6662538.6">
            <text:p>6662538.6</text:p>
          </table:table-cell>
          <table:table-cell table:style-name="ce1" table:formula="of:=AVERAGE([.Q36:.Q40])" office:value-type="float" office:value="2215146">
            <text:p>2215146</text:p>
          </table:table-cell>
          <table:table-cell table:style-name="ce1" table:formula="of:=AVERAGE([.R36:.R40])" office:value-type="float" office:value="160233.2">
            <text:p>160233.2</text:p>
          </table:table-cell>
          <table:table-cell table:style-name="ce1" table:formula="of:=SUM([.P41:.R41])" office:value-type="float" office:value="9037917.8">
            <text:p>9037917.8</text:p>
          </table:table-cell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pent_common_16</text:p>
          </table:table-cell>
          <table:table-cell table:number-columns-repeated="4"/>
          <table:table-cell office:value-type="string">
            <text:p>pent_dual_16</text:p>
          </table:table-cell>
          <table:table-cell table:number-columns-repeated="4"/>
          <table:table-cell office:value-type="string">
            <text:p>cojack_common_16</text:p>
          </table:table-cell>
          <table:table-cell table:number-columns-repeated="4"/>
          <table:table-cell office:value-type="string">
            <text:p>cojack_dual_16</text:p>
          </table:table-cell>
          <table:table-cell table:number-columns-repeated="3"/>
        </table:table-row>
        <table:table-row table:style-name="ro2" table:visibility="collapse">
          <table:table-cell office:value-type="float" office:value="3488005">
            <text:p>3488005</text:p>
          </table:table-cell>
          <table:table-cell office:value-type="float" office:value="1591986">
            <text:p>1591986</text:p>
          </table:table-cell>
          <table:table-cell office:value-type="float" office:value="39526">
            <text:p>39526</text:p>
          </table:table-cell>
          <table:table-cell table:number-columns-repeated="2"/>
          <table:table-cell office:value-type="float" office:value="1849715">
            <text:p>1849715</text:p>
          </table:table-cell>
          <table:table-cell office:value-type="float" office:value="368384">
            <text:p>368384</text:p>
          </table:table-cell>
          <table:table-cell office:value-type="float" office:value="41556">
            <text:p>41556</text:p>
          </table:table-cell>
          <table:table-cell table:number-columns-repeated="2"/>
          <table:table-cell office:value-type="float" office:value="11743175">
            <text:p>11743175</text:p>
          </table:table-cell>
          <table:table-cell office:value-type="float" office:value="5233468">
            <text:p>5233468</text:p>
          </table:table-cell>
          <table:table-cell office:value-type="float" office:value="122007">
            <text:p>122007</text:p>
          </table:table-cell>
          <table:table-cell table:number-columns-repeated="2"/>
          <table:table-cell office:value-type="float" office:value="6813721">
            <text:p>6813721</text:p>
          </table:table-cell>
          <table:table-cell office:value-type="float" office:value="1900304">
            <text:p>1900304</text:p>
          </table:table-cell>
          <table:table-cell office:value-type="float" office:value="125588">
            <text:p>125588</text:p>
          </table:table-cell>
          <table:table-cell/>
        </table:table-row>
        <table:table-row table:style-name="ro2" table:visibility="collapse">
          <table:table-cell office:value-type="float" office:value="3358088">
            <text:p>3358088</text:p>
          </table:table-cell>
          <table:table-cell office:value-type="float" office:value="1583270">
            <text:p>1583270</text:p>
          </table:table-cell>
          <table:table-cell office:value-type="float" office:value="40789">
            <text:p>40789</text:p>
          </table:table-cell>
          <table:table-cell table:number-columns-repeated="2"/>
          <table:table-cell office:value-type="float" office:value="1846230">
            <text:p>1846230</text:p>
          </table:table-cell>
          <table:table-cell office:value-type="float" office:value="375008">
            <text:p>375008</text:p>
          </table:table-cell>
          <table:table-cell office:value-type="float" office:value="44791">
            <text:p>44791</text:p>
          </table:table-cell>
          <table:table-cell table:number-columns-repeated="2"/>
          <table:table-cell office:value-type="float" office:value="11629636">
            <text:p>11629636</text:p>
          </table:table-cell>
          <table:table-cell office:value-type="float" office:value="5405599">
            <text:p>5405599</text:p>
          </table:table-cell>
          <table:table-cell office:value-type="float" office:value="123573">
            <text:p>123573</text:p>
          </table:table-cell>
          <table:table-cell table:number-columns-repeated="2"/>
          <table:table-cell office:value-type="float" office:value="6808938">
            <text:p>6808938</text:p>
          </table:table-cell>
          <table:table-cell office:value-type="float" office:value="1880945">
            <text:p>1880945</text:p>
          </table:table-cell>
          <table:table-cell office:value-type="float" office:value="123913">
            <text:p>123913</text:p>
          </table:table-cell>
          <table:table-cell/>
        </table:table-row>
        <table:table-row table:style-name="ro2" table:visibility="collapse">
          <table:table-cell office:value-type="float" office:value="3361785">
            <text:p>3361785</text:p>
          </table:table-cell>
          <table:table-cell office:value-type="float" office:value="1619184">
            <text:p>1619184</text:p>
          </table:table-cell>
          <table:table-cell office:value-type="float" office:value="39792">
            <text:p>39792</text:p>
          </table:table-cell>
          <table:table-cell table:number-columns-repeated="2"/>
          <table:table-cell office:value-type="float" office:value="1858394">
            <text:p>1858394</text:p>
          </table:table-cell>
          <table:table-cell office:value-type="float" office:value="523808">
            <text:p>523808</text:p>
          </table:table-cell>
          <table:table-cell office:value-type="float" office:value="42593">
            <text:p>42593</text:p>
          </table:table-cell>
          <table:table-cell table:number-columns-repeated="2"/>
          <table:table-cell office:value-type="float" office:value="11981635">
            <text:p>11981635</text:p>
          </table:table-cell>
          <table:table-cell office:value-type="float" office:value="5223375">
            <text:p>5223375</text:p>
          </table:table-cell>
          <table:table-cell office:value-type="float" office:value="119976">
            <text:p>119976</text:p>
          </table:table-cell>
          <table:table-cell table:number-columns-repeated="2"/>
          <table:table-cell office:value-type="float" office:value="6807815">
            <text:p>6807815</text:p>
          </table:table-cell>
          <table:table-cell office:value-type="float" office:value="2036376">
            <text:p>2036376</text:p>
          </table:table-cell>
          <table:table-cell office:value-type="float" office:value="141548">
            <text:p>141548</text:p>
          </table:table-cell>
          <table:table-cell/>
        </table:table-row>
        <table:table-row table:style-name="ro2" table:visibility="collapse">
          <table:table-cell office:value-type="float" office:value="3368455">
            <text:p>3368455</text:p>
          </table:table-cell>
          <table:table-cell office:value-type="float" office:value="1625336">
            <text:p>1625336</text:p>
          </table:table-cell>
          <table:table-cell office:value-type="float" office:value="39887">
            <text:p>39887</text:p>
          </table:table-cell>
          <table:table-cell table:number-columns-repeated="2"/>
          <table:table-cell office:value-type="float" office:value="1846766">
            <text:p>1846766</text:p>
          </table:table-cell>
          <table:table-cell office:value-type="float" office:value="654180">
            <text:p>654180</text:p>
          </table:table-cell>
          <table:table-cell office:value-type="float" office:value="43735">
            <text:p>43735</text:p>
          </table:table-cell>
          <table:table-cell table:number-columns-repeated="2"/>
          <table:table-cell office:value-type="float" office:value="11746868">
            <text:p>11746868</text:p>
          </table:table-cell>
          <table:table-cell office:value-type="float" office:value="5043781">
            <text:p>5043781</text:p>
          </table:table-cell>
          <table:table-cell office:value-type="float" office:value="302109">
            <text:p>302109</text:p>
          </table:table-cell>
          <table:table-cell table:number-columns-repeated="2"/>
          <table:table-cell office:value-type="float" office:value="6816312">
            <text:p>6816312</text:p>
          </table:table-cell>
          <table:table-cell office:value-type="float" office:value="2031130">
            <text:p>2031130</text:p>
          </table:table-cell>
          <table:table-cell office:value-type="float" office:value="124745">
            <text:p>124745</text:p>
          </table:table-cell>
          <table:table-cell/>
        </table:table-row>
        <table:table-row table:style-name="ro2" table:visibility="collapse">
          <table:table-cell office:value-type="float" office:value="3374725">
            <text:p>3374725</text:p>
          </table:table-cell>
          <table:table-cell office:value-type="float" office:value="1782041">
            <text:p>1782041</text:p>
          </table:table-cell>
          <table:table-cell office:value-type="float" office:value="42836">
            <text:p>42836</text:p>
          </table:table-cell>
          <table:table-cell table:number-columns-repeated="2"/>
          <table:table-cell office:value-type="float" office:value="1837781">
            <text:p>1837781</text:p>
          </table:table-cell>
          <table:table-cell office:value-type="float" office:value="369234">
            <text:p>369234</text:p>
          </table:table-cell>
          <table:table-cell office:value-type="float" office:value="55310">
            <text:p>55310</text:p>
          </table:table-cell>
          <table:table-cell table:number-columns-repeated="2"/>
          <table:table-cell office:value-type="float" office:value="11516001">
            <text:p>11516001</text:p>
          </table:table-cell>
          <table:table-cell office:value-type="float" office:value="5130416">
            <text:p>5130416</text:p>
          </table:table-cell>
          <table:table-cell office:value-type="float" office:value="126434">
            <text:p>126434</text:p>
          </table:table-cell>
          <table:table-cell table:number-columns-repeated="2"/>
          <table:table-cell office:value-type="float" office:value="6809356">
            <text:p>6809356</text:p>
          </table:table-cell>
          <table:table-cell office:value-type="float" office:value="2023962">
            <text:p>2023962</text:p>
          </table:table-cell>
          <table:table-cell office:value-type="float" office:value="124098">
            <text:p>124098</text:p>
          </table:table-cell>
          <table:table-cell/>
        </table:table-row>
        <table:table-row table:style-name="ro2">
          <table:table-cell table:style-name="ce1" table:formula="of:=AVERAGE([.A44:.A48])" office:value-type="float" office:value="3390211.6">
            <text:p>3390211.6</text:p>
          </table:table-cell>
          <table:table-cell table:style-name="ce1" table:formula="of:=AVERAGE([.B44:.B48])" office:value-type="float" office:value="1640363.4">
            <text:p>1640363.4</text:p>
          </table:table-cell>
          <table:table-cell table:style-name="ce1" table:formula="of:=AVERAGE([.C44:.C48])" office:value-type="float" office:value="40566">
            <text:p>40566</text:p>
          </table:table-cell>
          <table:table-cell table:style-name="ce1" table:formula="of:=SUM([.A49:.C49])" office:value-type="float" office:value="5071141">
            <text:p>5071141</text:p>
          </table:table-cell>
          <table:table-cell table:style-name="ce1"/>
          <table:table-cell table:style-name="ce1" table:formula="of:=AVERAGE([.F44:.F48])" office:value-type="float" office:value="1847777.2">
            <text:p>1847777.2</text:p>
          </table:table-cell>
          <table:table-cell table:style-name="ce1" table:formula="of:=AVERAGE([.G44:.G48])" office:value-type="float" office:value="458122.8">
            <text:p>458122.8</text:p>
          </table:table-cell>
          <table:table-cell table:style-name="ce1" table:formula="of:=AVERAGE([.H44:.H48])" office:value-type="float" office:value="45597">
            <text:p>45597</text:p>
          </table:table-cell>
          <table:table-cell table:style-name="ce1" table:formula="of:=SUM([.F49:.H49])" office:value-type="float" office:value="2351497">
            <text:p>2351497</text:p>
          </table:table-cell>
          <table:table-cell table:style-name="ce1"/>
          <table:table-cell table:style-name="ce1" table:formula="of:=AVERAGE([.K44:.K48])" office:value-type="float" office:value="11723463">
            <text:p>11723463</text:p>
          </table:table-cell>
          <table:table-cell table:style-name="ce1" table:formula="of:=AVERAGE([.L44:.L48])" office:value-type="float" office:value="5207327.8">
            <text:p>5207327.8</text:p>
          </table:table-cell>
          <table:table-cell table:style-name="ce1" table:formula="of:=AVERAGE([.M44:.M48])" office:value-type="float" office:value="158819.8">
            <text:p>158819.8</text:p>
          </table:table-cell>
          <table:table-cell table:style-name="ce1" table:formula="of:=SUM([.K49:.M49])" office:value-type="float" office:value="17089610.6">
            <text:p>17089610.6</text:p>
          </table:table-cell>
          <table:table-cell table:style-name="ce1"/>
          <table:table-cell table:style-name="ce1" table:formula="of:=AVERAGE([.P44:.P48])" office:value-type="float" office:value="6811228.4">
            <text:p>6811228.4</text:p>
          </table:table-cell>
          <table:table-cell table:style-name="ce1" table:formula="of:=AVERAGE([.Q44:.Q48])" office:value-type="float" office:value="1974543.4">
            <text:p>1974543.4</text:p>
          </table:table-cell>
          <table:table-cell table:style-name="ce1" table:formula="of:=AVERAGE([.R44:.R48])" office:value-type="float" office:value="127978.4">
            <text:p>127978.4</text:p>
          </table:table-cell>
          <table:table-cell table:style-name="ce1" table:formula="of:=SUM([.P49:.R49])" office:value-type="float" office:value="8913750.2">
            <text:p>8913750.2</text:p>
          </table:table-cell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pent_common_20</text:p>
          </table:table-cell>
          <table:table-cell table:number-columns-repeated="4"/>
          <table:table-cell office:value-type="string">
            <text:p>pent_dual_20</text:p>
          </table:table-cell>
          <table:table-cell table:number-columns-repeated="4"/>
          <table:table-cell office:value-type="string">
            <text:p>cojack_common_20</text:p>
          </table:table-cell>
          <table:table-cell table:number-columns-repeated="4"/>
          <table:table-cell office:value-type="string">
            <text:p>cojack_dual_20</text:p>
          </table:table-cell>
          <table:table-cell table:number-columns-repeated="3"/>
        </table:table-row>
        <table:table-row table:style-name="ro2" table:visibility="collapse">
          <table:table-cell office:value-type="float" office:value="2613242">
            <text:p>2613242</text:p>
          </table:table-cell>
          <table:table-cell office:value-type="float" office:value="1454815">
            <text:p>1454815</text:p>
          </table:table-cell>
          <table:table-cell office:value-type="float" office:value="31977">
            <text:p>31977</text:p>
          </table:table-cell>
          <table:table-cell table:number-columns-repeated="2"/>
          <table:table-cell office:value-type="float" office:value="1903241">
            <text:p>1903241</text:p>
          </table:table-cell>
          <table:table-cell office:value-type="float" office:value="358042">
            <text:p>358042</text:p>
          </table:table-cell>
          <table:table-cell office:value-type="float" office:value="33946">
            <text:p>33946</text:p>
          </table:table-cell>
          <table:table-cell table:number-columns-repeated="2"/>
          <table:table-cell office:value-type="float" office:value="8911176">
            <text:p>8911176</text:p>
          </table:table-cell>
          <table:table-cell office:value-type="float" office:value="5186636">
            <text:p>5186636</text:p>
          </table:table-cell>
          <table:table-cell office:value-type="float" office:value="97569">
            <text:p>97569</text:p>
          </table:table-cell>
          <table:table-cell table:number-columns-repeated="2"/>
          <table:table-cell office:value-type="float" office:value="7018591">
            <text:p>7018591</text:p>
          </table:table-cell>
          <table:table-cell office:value-type="float" office:value="1446162">
            <text:p>1446162</text:p>
          </table:table-cell>
          <table:table-cell office:value-type="float" office:value="104355">
            <text:p>104355</text:p>
          </table:table-cell>
          <table:table-cell/>
        </table:table-row>
        <table:table-row table:style-name="ro2" table:visibility="collapse">
          <table:table-cell office:value-type="float" office:value="2622248">
            <text:p>2622248</text:p>
          </table:table-cell>
          <table:table-cell office:value-type="float" office:value="1450097">
            <text:p>1450097</text:p>
          </table:table-cell>
          <table:table-cell office:value-type="float" office:value="32566">
            <text:p>32566</text:p>
          </table:table-cell>
          <table:table-cell table:number-columns-repeated="2"/>
          <table:table-cell office:value-type="float" office:value="1906026">
            <text:p>1906026</text:p>
          </table:table-cell>
          <table:table-cell office:value-type="float" office:value="357675">
            <text:p>357675</text:p>
          </table:table-cell>
          <table:table-cell office:value-type="float" office:value="34081">
            <text:p>34081</text:p>
          </table:table-cell>
          <table:table-cell table:number-columns-repeated="2"/>
          <table:table-cell office:value-type="float" office:value="8894512">
            <text:p>8894512</text:p>
          </table:table-cell>
          <table:table-cell office:value-type="float" office:value="4945353">
            <text:p>4945353</text:p>
          </table:table-cell>
          <table:table-cell office:value-type="float" office:value="97671">
            <text:p>97671</text:p>
          </table:table-cell>
          <table:table-cell table:number-columns-repeated="2"/>
          <table:table-cell office:value-type="float" office:value="7014905">
            <text:p>7014905</text:p>
          </table:table-cell>
          <table:table-cell office:value-type="float" office:value="1548869">
            <text:p>1548869</text:p>
          </table:table-cell>
          <table:table-cell office:value-type="float" office:value="104102">
            <text:p>104102</text:p>
          </table:table-cell>
          <table:table-cell/>
        </table:table-row>
        <table:table-row table:style-name="ro2" table:visibility="collapse">
          <table:table-cell office:value-type="float" office:value="2622336">
            <text:p>2622336</text:p>
          </table:table-cell>
          <table:table-cell office:value-type="float" office:value="1443980">
            <text:p>1443980</text:p>
          </table:table-cell>
          <table:table-cell office:value-type="float" office:value="32480">
            <text:p>32480</text:p>
          </table:table-cell>
          <table:table-cell table:number-columns-repeated="2"/>
          <table:table-cell office:value-type="float" office:value="1922096">
            <text:p>1922096</text:p>
          </table:table-cell>
          <table:table-cell office:value-type="float" office:value="612301">
            <text:p>612301</text:p>
          </table:table-cell>
          <table:table-cell office:value-type="float" office:value="33995">
            <text:p>33995</text:p>
          </table:table-cell>
          <table:table-cell table:number-columns-repeated="2"/>
          <table:table-cell office:value-type="float" office:value="8859136">
            <text:p>8859136</text:p>
          </table:table-cell>
          <table:table-cell office:value-type="float" office:value="4486834">
            <text:p>4486834</text:p>
          </table:table-cell>
          <table:table-cell office:value-type="float" office:value="101826">
            <text:p>101826</text:p>
          </table:table-cell>
          <table:table-cell table:number-columns-repeated="2"/>
          <table:table-cell office:value-type="float" office:value="7011833">
            <text:p>7011833</text:p>
          </table:table-cell>
          <table:table-cell office:value-type="float" office:value="1471911">
            <text:p>1471911</text:p>
          </table:table-cell>
          <table:table-cell office:value-type="float" office:value="107201">
            <text:p>107201</text:p>
          </table:table-cell>
          <table:table-cell/>
        </table:table-row>
        <table:table-row table:style-name="ro2" table:visibility="collapse">
          <table:table-cell office:value-type="float" office:value="2615138">
            <text:p>2615138</text:p>
          </table:table-cell>
          <table:table-cell office:value-type="float" office:value="1412416">
            <text:p>1412416</text:p>
          </table:table-cell>
          <table:table-cell office:value-type="float" office:value="39491">
            <text:p>39491</text:p>
          </table:table-cell>
          <table:table-cell table:number-columns-repeated="2"/>
          <table:table-cell office:value-type="float" office:value="1898494">
            <text:p>1898494</text:p>
          </table:table-cell>
          <table:table-cell office:value-type="float" office:value="353503">
            <text:p>353503</text:p>
          </table:table-cell>
          <table:table-cell office:value-type="float" office:value="34330">
            <text:p>34330</text:p>
          </table:table-cell>
          <table:table-cell table:number-columns-repeated="2"/>
          <table:table-cell office:value-type="float" office:value="8895872">
            <text:p>8895872</text:p>
          </table:table-cell>
          <table:table-cell office:value-type="float" office:value="4818016">
            <text:p>4818016</text:p>
          </table:table-cell>
          <table:table-cell office:value-type="float" office:value="100629">
            <text:p>100629</text:p>
          </table:table-cell>
          <table:table-cell table:number-columns-repeated="2"/>
          <table:table-cell office:value-type="float" office:value="7036816">
            <text:p>7036816</text:p>
          </table:table-cell>
          <table:table-cell office:value-type="float" office:value="1456998">
            <text:p>1456998</text:p>
          </table:table-cell>
          <table:table-cell office:value-type="float" office:value="115594">
            <text:p>115594</text:p>
          </table:table-cell>
          <table:table-cell/>
        </table:table-row>
        <table:table-row table:style-name="ro2" table:visibility="collapse">
          <table:table-cell office:value-type="float" office:value="2619307">
            <text:p>2619307</text:p>
          </table:table-cell>
          <table:table-cell office:value-type="float" office:value="1713365">
            <text:p>1713365</text:p>
          </table:table-cell>
          <table:table-cell office:value-type="float" office:value="33373">
            <text:p>33373</text:p>
          </table:table-cell>
          <table:table-cell table:number-columns-repeated="2"/>
          <table:table-cell office:value-type="float" office:value="1893546">
            <text:p>1893546</text:p>
          </table:table-cell>
          <table:table-cell office:value-type="float" office:value="356132">
            <text:p>356132</text:p>
          </table:table-cell>
          <table:table-cell office:value-type="float" office:value="33912">
            <text:p>33912</text:p>
          </table:table-cell>
          <table:table-cell table:number-columns-repeated="2"/>
          <table:table-cell office:value-type="float" office:value="8877796">
            <text:p>8877796</text:p>
          </table:table-cell>
          <table:table-cell office:value-type="float" office:value="4752827">
            <text:p>4752827</text:p>
          </table:table-cell>
          <table:table-cell office:value-type="float" office:value="97843">
            <text:p>97843</text:p>
          </table:table-cell>
          <table:table-cell table:number-columns-repeated="2"/>
          <table:table-cell office:value-type="float" office:value="7041184">
            <text:p>7041184</text:p>
          </table:table-cell>
          <table:table-cell office:value-type="float" office:value="1463097">
            <text:p>1463097</text:p>
          </table:table-cell>
          <table:table-cell office:value-type="float" office:value="104309">
            <text:p>104309</text:p>
          </table:table-cell>
          <table:table-cell/>
        </table:table-row>
        <table:table-row table:style-name="ro2">
          <table:table-cell table:style-name="ce1" table:formula="of:=AVERAGE([.A52:.A56])" office:value-type="float" office:value="2618454.2">
            <text:p>2618454.2</text:p>
          </table:table-cell>
          <table:table-cell table:style-name="ce1" table:formula="of:=AVERAGE([.B52:.B56])" office:value-type="float" office:value="1494934.6">
            <text:p>1494934.6</text:p>
          </table:table-cell>
          <table:table-cell table:style-name="ce1" table:formula="of:=AVERAGE([.C52:.C56])" office:value-type="float" office:value="33977.4">
            <text:p>33977.4</text:p>
          </table:table-cell>
          <table:table-cell table:style-name="ce1" table:formula="of:=SUM([.A57:.C57])" office:value-type="float" office:value="4147366.2">
            <text:p>4147366.2</text:p>
          </table:table-cell>
          <table:table-cell table:style-name="ce1"/>
          <table:table-cell table:style-name="ce1" table:formula="of:=AVERAGE([.F52:.F56])" office:value-type="float" office:value="1904680.6">
            <text:p>1904680.6</text:p>
          </table:table-cell>
          <table:table-cell table:style-name="ce1" table:formula="of:=AVERAGE([.G52:.G56])" office:value-type="float" office:value="407530.6">
            <text:p>407530.6</text:p>
          </table:table-cell>
          <table:table-cell table:style-name="ce1" table:formula="of:=AVERAGE([.H52:.H56])" office:value-type="float" office:value="34052.8">
            <text:p>34052.8</text:p>
          </table:table-cell>
          <table:table-cell table:style-name="ce1" table:formula="of:=SUM([.F57:.H57])" office:value-type="float" office:value="2346264">
            <text:p>2346264</text:p>
          </table:table-cell>
          <table:table-cell table:style-name="ce1"/>
          <table:table-cell table:style-name="ce1" table:formula="of:=AVERAGE([.K52:.K56])" office:value-type="float" office:value="8887698.4">
            <text:p>8887698.4</text:p>
          </table:table-cell>
          <table:table-cell table:style-name="ce1" table:formula="of:=AVERAGE([.L52:.L56])" office:value-type="float" office:value="4837933.2">
            <text:p>4837933.2</text:p>
          </table:table-cell>
          <table:table-cell table:style-name="ce1" table:formula="of:=AVERAGE([.M52:.M56])" office:value-type="float" office:value="99107.6">
            <text:p>99107.6</text:p>
          </table:table-cell>
          <table:table-cell table:style-name="ce1" table:formula="of:=SUM([.K57:.M57])" office:value-type="float" office:value="13824739.2">
            <text:p>13824739.2</text:p>
          </table:table-cell>
          <table:table-cell table:style-name="ce1"/>
          <table:table-cell table:style-name="ce1" table:formula="of:=AVERAGE([.P52:.P56])" office:value-type="float" office:value="7024665.8">
            <text:p>7024665.8</text:p>
          </table:table-cell>
          <table:table-cell table:style-name="ce1" table:formula="of:=AVERAGE([.Q52:.Q56])" office:value-type="float" office:value="1477407.4">
            <text:p>1477407.4</text:p>
          </table:table-cell>
          <table:table-cell table:style-name="ce1" table:formula="of:=AVERAGE([.R52:.R56])" office:value-type="float" office:value="107112.2">
            <text:p>107112.2</text:p>
          </table:table-cell>
          <table:table-cell table:style-name="ce1" table:formula="of:=SUM([.P57:.R57])" office:value-type="float" office:value="8609185.4">
            <text:p>8609185.4</text:p>
          </table:table-cell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pent_common_24</text:p>
          </table:table-cell>
          <table:table-cell table:number-columns-repeated="4"/>
          <table:table-cell office:value-type="string">
            <text:p>pent_dual_24</text:p>
          </table:table-cell>
          <table:table-cell table:number-columns-repeated="4"/>
          <table:table-cell office:value-type="string">
            <text:p>cojack_common_24</text:p>
          </table:table-cell>
          <table:table-cell table:number-columns-repeated="4"/>
          <table:table-cell office:value-type="string">
            <text:p>cojack_dual_24</text:p>
          </table:table-cell>
          <table:table-cell table:number-columns-repeated="3"/>
        </table:table-row>
        <table:table-row table:style-name="ro2" table:visibility="collapse">
          <table:table-cell office:value-type="float" office:value="2246428">
            <text:p>2246428</text:p>
          </table:table-cell>
          <table:table-cell office:value-type="float" office:value="1366852">
            <text:p>1366852</text:p>
          </table:table-cell>
          <table:table-cell office:value-type="float" office:value="28402">
            <text:p>28402</text:p>
          </table:table-cell>
          <table:table-cell table:number-columns-repeated="2"/>
          <table:table-cell office:value-type="float" office:value="1935968">
            <text:p>1935968</text:p>
          </table:table-cell>
          <table:table-cell office:value-type="float" office:value="361574">
            <text:p>361574</text:p>
          </table:table-cell>
          <table:table-cell office:value-type="float" office:value="41302">
            <text:p>41302</text:p>
          </table:table-cell>
          <table:table-cell table:number-columns-repeated="2"/>
          <table:table-cell office:value-type="float" office:value="7454848">
            <text:p>7454848</text:p>
          </table:table-cell>
          <table:table-cell office:value-type="float" office:value="4623970">
            <text:p>4623970</text:p>
          </table:table-cell>
          <table:table-cell office:value-type="float" office:value="84286">
            <text:p>84286</text:p>
          </table:table-cell>
          <table:table-cell table:number-columns-repeated="2"/>
          <table:table-cell office:value-type="float" office:value="7176373">
            <text:p>7176373</text:p>
          </table:table-cell>
          <table:table-cell office:value-type="float" office:value="1730333">
            <text:p>1730333</text:p>
          </table:table-cell>
          <table:table-cell office:value-type="float" office:value="88790">
            <text:p>88790</text:p>
          </table:table-cell>
          <table:table-cell/>
        </table:table-row>
        <table:table-row table:style-name="ro2" table:visibility="collapse">
          <table:table-cell office:value-type="float" office:value="2128290">
            <text:p>2128290</text:p>
          </table:table-cell>
          <table:table-cell office:value-type="float" office:value="1419909">
            <text:p>1419909</text:p>
          </table:table-cell>
          <table:table-cell office:value-type="float" office:value="28407">
            <text:p>28407</text:p>
          </table:table-cell>
          <table:table-cell table:number-columns-repeated="2"/>
          <table:table-cell office:value-type="float" office:value="1928694">
            <text:p>1928694</text:p>
          </table:table-cell>
          <table:table-cell office:value-type="float" office:value="354302">
            <text:p>354302</text:p>
          </table:table-cell>
          <table:table-cell office:value-type="float" office:value="29492">
            <text:p>29492</text:p>
          </table:table-cell>
          <table:table-cell table:number-columns-repeated="2"/>
          <table:table-cell office:value-type="float" office:value="7300639">
            <text:p>7300639</text:p>
          </table:table-cell>
          <table:table-cell office:value-type="float" office:value="4348180">
            <text:p>4348180</text:p>
          </table:table-cell>
          <table:table-cell office:value-type="float" office:value="101130">
            <text:p>101130</text:p>
          </table:table-cell>
          <table:table-cell table:number-columns-repeated="2"/>
          <table:table-cell office:value-type="float" office:value="7150075">
            <text:p>7150075</text:p>
          </table:table-cell>
          <table:table-cell office:value-type="float" office:value="1741957">
            <text:p>1741957</text:p>
          </table:table-cell>
          <table:table-cell office:value-type="float" office:value="89412">
            <text:p>89412</text:p>
          </table:table-cell>
          <table:table-cell/>
        </table:table-row>
        <table:table-row table:style-name="ro2" table:visibility="collapse">
          <table:table-cell office:value-type="float" office:value="2131173">
            <text:p>2131173</text:p>
          </table:table-cell>
          <table:table-cell office:value-type="float" office:value="1507705">
            <text:p>1507705</text:p>
          </table:table-cell>
          <table:table-cell office:value-type="float" office:value="28612">
            <text:p>28612</text:p>
          </table:table-cell>
          <table:table-cell table:number-columns-repeated="2"/>
          <table:table-cell office:value-type="float" office:value="1929297">
            <text:p>1929297</text:p>
          </table:table-cell>
          <table:table-cell office:value-type="float" office:value="363761">
            <text:p>363761</text:p>
          </table:table-cell>
          <table:table-cell office:value-type="float" office:value="29075">
            <text:p>29075</text:p>
          </table:table-cell>
          <table:table-cell table:number-columns-repeated="2"/>
          <table:table-cell office:value-type="float" office:value="7177271">
            <text:p>7177271</text:p>
          </table:table-cell>
          <table:table-cell office:value-type="float" office:value="4355090">
            <text:p>4355090</text:p>
          </table:table-cell>
          <table:table-cell office:value-type="float" office:value="85528">
            <text:p>85528</text:p>
          </table:table-cell>
          <table:table-cell table:number-columns-repeated="2"/>
          <table:table-cell office:value-type="float" office:value="7170465">
            <text:p>7170465</text:p>
          </table:table-cell>
          <table:table-cell office:value-type="float" office:value="1673862">
            <text:p>1673862</text:p>
          </table:table-cell>
          <table:table-cell office:value-type="float" office:value="90009">
            <text:p>90009</text:p>
          </table:table-cell>
          <table:table-cell/>
        </table:table-row>
        <table:table-row table:style-name="ro2" table:visibility="collapse">
          <table:table-cell office:value-type="float" office:value="2126425">
            <text:p>2126425</text:p>
          </table:table-cell>
          <table:table-cell office:value-type="float" office:value="1519329">
            <text:p>1519329</text:p>
          </table:table-cell>
          <table:table-cell office:value-type="float" office:value="28221">
            <text:p>28221</text:p>
          </table:table-cell>
          <table:table-cell table:number-columns-repeated="2"/>
          <table:table-cell office:value-type="float" office:value="1949959">
            <text:p>1949959</text:p>
          </table:table-cell>
          <table:table-cell office:value-type="float" office:value="857534">
            <text:p>857534</text:p>
          </table:table-cell>
          <table:table-cell office:value-type="float" office:value="29058">
            <text:p>29058</text:p>
          </table:table-cell>
          <table:table-cell table:number-columns-repeated="2"/>
          <table:table-cell office:value-type="float" office:value="7191518">
            <text:p>7191518</text:p>
          </table:table-cell>
          <table:table-cell office:value-type="float" office:value="4311295">
            <text:p>4311295</text:p>
          </table:table-cell>
          <table:table-cell office:value-type="float" office:value="88313">
            <text:p>88313</text:p>
          </table:table-cell>
          <table:table-cell table:number-columns-repeated="2"/>
          <table:table-cell office:value-type="float" office:value="7161280">
            <text:p>7161280</text:p>
          </table:table-cell>
          <table:table-cell office:value-type="float" office:value="1680339">
            <text:p>1680339</text:p>
          </table:table-cell>
          <table:table-cell office:value-type="float" office:value="98308">
            <text:p>98308</text:p>
          </table:table-cell>
          <table:table-cell/>
        </table:table-row>
        <table:table-row table:style-name="ro2" table:visibility="collapse">
          <table:table-cell office:value-type="float" office:value="2131437">
            <text:p>2131437</text:p>
          </table:table-cell>
          <table:table-cell office:value-type="float" office:value="1562727">
            <text:p>1562727</text:p>
          </table:table-cell>
          <table:table-cell office:value-type="float" office:value="28502">
            <text:p>28502</text:p>
          </table:table-cell>
          <table:table-cell table:number-columns-repeated="2"/>
          <table:table-cell office:value-type="float" office:value="1930695">
            <text:p>1930695</text:p>
          </table:table-cell>
          <table:table-cell office:value-type="float" office:value="356689">
            <text:p>356689</text:p>
          </table:table-cell>
          <table:table-cell office:value-type="float" office:value="29483">
            <text:p>29483</text:p>
          </table:table-cell>
          <table:table-cell table:number-columns-repeated="2"/>
          <table:table-cell office:value-type="float" office:value="7163836">
            <text:p>7163836</text:p>
          </table:table-cell>
          <table:table-cell office:value-type="float" office:value="4221689">
            <text:p>4221689</text:p>
          </table:table-cell>
          <table:table-cell office:value-type="float" office:value="85692">
            <text:p>85692</text:p>
          </table:table-cell>
          <table:table-cell table:number-columns-repeated="2"/>
          <table:table-cell office:value-type="float" office:value="7170287">
            <text:p>7170287</text:p>
          </table:table-cell>
          <table:table-cell office:value-type="float" office:value="1487813">
            <text:p>1487813</text:p>
          </table:table-cell>
          <table:table-cell office:value-type="float" office:value="118057">
            <text:p>118057</text:p>
          </table:table-cell>
          <table:table-cell/>
        </table:table-row>
        <table:table-row table:style-name="ro2">
          <table:table-cell table:style-name="ce1" table:formula="of:=AVERAGE([.A60:.A64])" office:value-type="float" office:value="2152750.6">
            <text:p>2152750.6</text:p>
          </table:table-cell>
          <table:table-cell table:style-name="ce1" table:formula="of:=AVERAGE([.B60:.B64])" office:value-type="float" office:value="1475304.4">
            <text:p>1475304.4</text:p>
          </table:table-cell>
          <table:table-cell table:style-name="ce1" table:formula="of:=AVERAGE([.C60:.C64])" office:value-type="float" office:value="28428.8">
            <text:p>28428.8</text:p>
          </table:table-cell>
          <table:table-cell table:style-name="ce1" table:formula="of:=SUM([.A65:.C65])" office:value-type="float" office:value="3656483.8">
            <text:p>3656483.8</text:p>
          </table:table-cell>
          <table:table-cell table:style-name="ce1"/>
          <table:table-cell table:style-name="ce1" table:formula="of:=AVERAGE([.F60:.F64])" office:value-type="float" office:value="1934922.6">
            <text:p>1934922.6</text:p>
          </table:table-cell>
          <table:table-cell table:style-name="ce1" table:formula="of:=AVERAGE([.G60:.G64])" office:value-type="float" office:value="458772">
            <text:p>458772</text:p>
          </table:table-cell>
          <table:table-cell table:style-name="ce1" table:formula="of:=AVERAGE([.H60:.H64])" office:value-type="float" office:value="31682">
            <text:p>31682</text:p>
          </table:table-cell>
          <table:table-cell table:style-name="ce1" table:formula="of:=SUM([.F65:.H65])" office:value-type="float" office:value="2425376.6">
            <text:p>2425376.6</text:p>
          </table:table-cell>
          <table:table-cell table:style-name="ce1"/>
          <table:table-cell table:style-name="ce1" table:formula="of:=AVERAGE([.K60:.K64])" office:value-type="float" office:value="7257622.4">
            <text:p>7257622.4</text:p>
          </table:table-cell>
          <table:table-cell table:style-name="ce1" table:formula="of:=AVERAGE([.L60:.L64])" office:value-type="float" office:value="4372044.8">
            <text:p>4372044.8</text:p>
          </table:table-cell>
          <table:table-cell table:style-name="ce1" table:formula="of:=AVERAGE([.M60:.M64])" office:value-type="float" office:value="88989.8">
            <text:p>88989.8</text:p>
          </table:table-cell>
          <table:table-cell table:style-name="ce1" table:formula="of:=SUM([.K65:.M65])" office:value-type="float" office:value="11718657">
            <text:p>11718657</text:p>
          </table:table-cell>
          <table:table-cell table:style-name="ce1"/>
          <table:table-cell table:style-name="ce1" table:formula="of:=AVERAGE([.P60:.P64])" office:value-type="float" office:value="7165696">
            <text:p>7165696</text:p>
          </table:table-cell>
          <table:table-cell table:style-name="ce1" table:formula="of:=AVERAGE([.Q60:.Q64])" office:value-type="float" office:value="1662860.8">
            <text:p>1662860.8</text:p>
          </table:table-cell>
          <table:table-cell table:style-name="ce1" table:formula="of:=AVERAGE([.R60:.R64])" office:value-type="float" office:value="96915.2">
            <text:p>96915.2</text:p>
          </table:table-cell>
          <table:table-cell table:style-name="ce1" table:formula="of:=SUM([.P65:.R65])" office:value-type="float" office:value="8925472">
            <text:p>8925472</text:p>
          </table:table-cell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pent_common_32</text:p>
          </table:table-cell>
          <table:table-cell table:number-columns-repeated="4"/>
          <table:table-cell office:value-type="string">
            <text:p>pent_dual_32</text:p>
          </table:table-cell>
          <table:table-cell table:number-columns-repeated="4"/>
          <table:table-cell office:value-type="string">
            <text:p>cojack_common_32</text:p>
          </table:table-cell>
          <table:table-cell table:number-columns-repeated="4"/>
          <table:table-cell office:value-type="string">
            <text:p>cojack_dual_32</text:p>
          </table:table-cell>
          <table:table-cell table:number-columns-repeated="3"/>
        </table:table-row>
        <table:table-row table:style-name="ro2" table:visibility="collapse">
          <table:table-cell office:value-type="float" office:value="1527253">
            <text:p>1527253</text:p>
          </table:table-cell>
          <table:table-cell office:value-type="float" office:value="1842514">
            <text:p>1842514</text:p>
          </table:table-cell>
          <table:table-cell office:value-type="float" office:value="80088">
            <text:p>80088</text:p>
          </table:table-cell>
          <table:table-cell table:number-columns-repeated="2"/>
          <table:table-cell office:value-type="float" office:value="1971840">
            <text:p>1971840</text:p>
          </table:table-cell>
          <table:table-cell office:value-type="float" office:value="630305">
            <text:p>630305</text:p>
          </table:table-cell>
          <table:table-cell office:value-type="float" office:value="40504">
            <text:p>40504</text:p>
          </table:table-cell>
          <table:table-cell table:number-columns-repeated="2"/>
          <table:table-cell office:value-type="float" office:value="6204073">
            <text:p>6204073</text:p>
          </table:table-cell>
          <table:table-cell office:value-type="float" office:value="5027116">
            <text:p>5027116</text:p>
          </table:table-cell>
          <table:table-cell office:value-type="float" office:value="78464">
            <text:p>78464</text:p>
          </table:table-cell>
          <table:table-cell table:number-columns-repeated="2"/>
          <table:table-cell office:value-type="float" office:value="7275014">
            <text:p>7275014</text:p>
          </table:table-cell>
          <table:table-cell office:value-type="float" office:value="1199022">
            <text:p>1199022</text:p>
          </table:table-cell>
          <table:table-cell office:value-type="float" office:value="72212">
            <text:p>72212</text:p>
          </table:table-cell>
          <table:table-cell/>
        </table:table-row>
        <table:table-row table:style-name="ro2" table:visibility="collapse">
          <table:table-cell office:value-type="float" office:value="1501766">
            <text:p>1501766</text:p>
          </table:table-cell>
          <table:table-cell office:value-type="float" office:value="1393669">
            <text:p>1393669</text:p>
          </table:table-cell>
          <table:table-cell office:value-type="float" office:value="121086">
            <text:p>121086</text:p>
          </table:table-cell>
          <table:table-cell table:number-columns-repeated="2"/>
          <table:table-cell office:value-type="float" office:value="1943945">
            <text:p>1943945</text:p>
          </table:table-cell>
          <table:table-cell office:value-type="float" office:value="351501">
            <text:p>351501</text:p>
          </table:table-cell>
          <table:table-cell office:value-type="float" office:value="32714">
            <text:p>32714</text:p>
          </table:table-cell>
          <table:table-cell table:number-columns-repeated="2"/>
          <table:table-cell office:value-type="float" office:value="5225048">
            <text:p>5225048</text:p>
          </table:table-cell>
          <table:table-cell office:value-type="float" office:value="3945662">
            <text:p>3945662</text:p>
          </table:table-cell>
          <table:table-cell office:value-type="float" office:value="68244">
            <text:p>68244</text:p>
          </table:table-cell>
          <table:table-cell table:number-columns-repeated="2"/>
          <table:table-cell office:value-type="float" office:value="7293449">
            <text:p>7293449</text:p>
          </table:table-cell>
          <table:table-cell office:value-type="float" office:value="1693912">
            <text:p>1693912</text:p>
          </table:table-cell>
          <table:table-cell office:value-type="float" office:value="85811">
            <text:p>85811</text:p>
          </table:table-cell>
          <table:table-cell/>
        </table:table-row>
        <table:table-row table:style-name="ro2" table:visibility="collapse">
          <table:table-cell office:value-type="float" office:value="1497121">
            <text:p>1497121</text:p>
          </table:table-cell>
          <table:table-cell office:value-type="float" office:value="1438303">
            <text:p>1438303</text:p>
          </table:table-cell>
          <table:table-cell office:value-type="float" office:value="66263">
            <text:p>66263</text:p>
          </table:table-cell>
          <table:table-cell table:number-columns-repeated="2"/>
          <table:table-cell office:value-type="float" office:value="1949028">
            <text:p>1949028</text:p>
          </table:table-cell>
          <table:table-cell office:value-type="float" office:value="354863">
            <text:p>354863</text:p>
          </table:table-cell>
          <table:table-cell office:value-type="float" office:value="31470">
            <text:p>31470</text:p>
          </table:table-cell>
          <table:table-cell table:number-columns-repeated="2"/>
          <table:table-cell office:value-type="float" office:value="5250035">
            <text:p>5250035</text:p>
          </table:table-cell>
          <table:table-cell office:value-type="float" office:value="4319937">
            <text:p>4319937</text:p>
          </table:table-cell>
          <table:table-cell office:value-type="float" office:value="69038">
            <text:p>69038</text:p>
          </table:table-cell>
          <table:table-cell table:number-columns-repeated="2"/>
          <table:table-cell office:value-type="float" office:value="7261761">
            <text:p>7261761</text:p>
          </table:table-cell>
          <table:table-cell office:value-type="float" office:value="1161728">
            <text:p>1161728</text:p>
          </table:table-cell>
          <table:table-cell office:value-type="float" office:value="75837">
            <text:p>75837</text:p>
          </table:table-cell>
          <table:table-cell/>
        </table:table-row>
        <table:table-row table:style-name="ro2" table:visibility="collapse">
          <table:table-cell office:value-type="float" office:value="1502073">
            <text:p>1502073</text:p>
          </table:table-cell>
          <table:table-cell office:value-type="float" office:value="1450227">
            <text:p>1450227</text:p>
          </table:table-cell>
          <table:table-cell office:value-type="float" office:value="65914">
            <text:p>65914</text:p>
          </table:table-cell>
          <table:table-cell table:number-columns-repeated="2"/>
          <table:table-cell office:value-type="float" office:value="1972585">
            <text:p>1972585</text:p>
          </table:table-cell>
          <table:table-cell office:value-type="float" office:value="894466">
            <text:p>894466</text:p>
          </table:table-cell>
          <table:table-cell office:value-type="float" office:value="20077">
            <text:p>20077</text:p>
          </table:table-cell>
          <table:table-cell table:number-columns-repeated="2"/>
          <table:table-cell office:value-type="float" office:value="5226345">
            <text:p>5226345</text:p>
          </table:table-cell>
          <table:table-cell office:value-type="float" office:value="4561241">
            <text:p>4561241</text:p>
          </table:table-cell>
          <table:table-cell office:value-type="float" office:value="73095">
            <text:p>73095</text:p>
          </table:table-cell>
          <table:table-cell table:number-columns-repeated="2"/>
          <table:table-cell office:value-type="float" office:value="7255320">
            <text:p>7255320</text:p>
          </table:table-cell>
          <table:table-cell office:value-type="float" office:value="1020592">
            <text:p>1020592</text:p>
          </table:table-cell>
          <table:table-cell office:value-type="float" office:value="72797">
            <text:p>72797</text:p>
          </table:table-cell>
          <table:table-cell/>
        </table:table-row>
        <table:table-row table:style-name="ro2" table:visibility="collapse">
          <table:table-cell office:value-type="float" office:value="1496983">
            <text:p>1496983</text:p>
          </table:table-cell>
          <table:table-cell office:value-type="float" office:value="1419716">
            <text:p>1419716</text:p>
          </table:table-cell>
          <table:table-cell office:value-type="float" office:value="65216">
            <text:p>65216</text:p>
          </table:table-cell>
          <table:table-cell table:number-columns-repeated="2"/>
          <table:table-cell office:value-type="float" office:value="1948177">
            <text:p>1948177</text:p>
          </table:table-cell>
          <table:table-cell office:value-type="float" office:value="369045">
            <text:p>369045</text:p>
          </table:table-cell>
          <table:table-cell office:value-type="float" office:value="31662">
            <text:p>31662</text:p>
          </table:table-cell>
          <table:table-cell table:number-columns-repeated="2"/>
          <table:table-cell office:value-type="float" office:value="5221167">
            <text:p>5221167</text:p>
          </table:table-cell>
          <table:table-cell office:value-type="float" office:value="3954543">
            <text:p>3954543</text:p>
          </table:table-cell>
          <table:table-cell office:value-type="float" office:value="74175">
            <text:p>74175</text:p>
          </table:table-cell>
          <table:table-cell table:number-columns-repeated="2"/>
          <table:table-cell office:value-type="float" office:value="7264689">
            <text:p>7264689</text:p>
          </table:table-cell>
          <table:table-cell office:value-type="float" office:value="1041278">
            <text:p>1041278</text:p>
          </table:table-cell>
          <table:table-cell office:value-type="float" office:value="72448">
            <text:p>72448</text:p>
          </table:table-cell>
          <table:table-cell/>
        </table:table-row>
        <table:table-row table:style-name="ro2">
          <table:table-cell table:style-name="ce1" table:formula="of:=AVERAGE([.A68:.A72])" office:value-type="float" office:value="1505039.2">
            <text:p>1505039.2</text:p>
          </table:table-cell>
          <table:table-cell table:style-name="ce1" table:formula="of:=AVERAGE([.B68:.B72])" office:value-type="float" office:value="1508885.8">
            <text:p>1508885.8</text:p>
          </table:table-cell>
          <table:table-cell table:style-name="ce1" table:formula="of:=AVERAGE([.C68:.C72])" office:value-type="float" office:value="79713.4">
            <text:p>79713.4</text:p>
          </table:table-cell>
          <table:table-cell table:style-name="ce1" table:formula="of:=SUM([.A73:.C73])" office:value-type="float" office:value="3093638.4">
            <text:p>3093638.4</text:p>
          </table:table-cell>
          <table:table-cell table:style-name="ce1"/>
          <table:table-cell table:style-name="ce1" table:formula="of:=AVERAGE([.F68:.F72])" office:value-type="float" office:value="1957115">
            <text:p>1957115</text:p>
          </table:table-cell>
          <table:table-cell table:style-name="ce1" table:formula="of:=AVERAGE([.G68:.G72])" office:value-type="float" office:value="520036">
            <text:p>520036</text:p>
          </table:table-cell>
          <table:table-cell table:style-name="ce1" table:formula="of:=AVERAGE([.H68:.H72])" office:value-type="float" office:value="31285.4">
            <text:p>31285.4</text:p>
          </table:table-cell>
          <table:table-cell table:style-name="ce1" table:formula="of:=SUM([.F73:.H73])" office:value-type="float" office:value="2508436.4">
            <text:p>2508436.4</text:p>
          </table:table-cell>
          <table:table-cell table:style-name="ce1"/>
          <table:table-cell table:style-name="ce1" table:formula="of:=AVERAGE([.K68:.K72])" office:value-type="float" office:value="5425333.6">
            <text:p>5425333.6</text:p>
          </table:table-cell>
          <table:table-cell table:style-name="ce1" table:formula="of:=AVERAGE([.L68:.L72])" office:value-type="float" office:value="4361699.8">
            <text:p>4361699.8</text:p>
          </table:table-cell>
          <table:table-cell table:style-name="ce1" table:formula="of:=AVERAGE([.M68:.M72])" office:value-type="float" office:value="72603.2">
            <text:p>72603.2</text:p>
          </table:table-cell>
          <table:table-cell table:style-name="ce1" table:formula="of:=SUM([.K73:.M73])" office:value-type="float" office:value="9859636.6">
            <text:p>9859636.6</text:p>
          </table:table-cell>
          <table:table-cell table:style-name="ce1"/>
          <table:table-cell table:style-name="ce1" table:formula="of:=AVERAGE([.P68:.P72])" office:value-type="float" office:value="7270046.6">
            <text:p>7270046.6</text:p>
          </table:table-cell>
          <table:table-cell table:style-name="ce1" table:formula="of:=AVERAGE([.Q68:.Q72])" office:value-type="float" office:value="1223306.4">
            <text:p>1223306.4</text:p>
          </table:table-cell>
          <table:table-cell table:style-name="ce1" table:formula="of:=AVERAGE([.R68:.R72])" office:value-type="float" office:value="75821">
            <text:p>75821</text:p>
          </table:table-cell>
          <table:table-cell table:style-name="ce1" table:formula="of:=SUM([.P73:.R73])" office:value-type="float" office:value="8569174">
            <text:p>8569174</text:p>
          </table:table-cell>
        </table:table-row>
        <table:table-row table:style-name="ro2">
          <table:table-cell table:number-columns-repeated="19"/>
        </table:table-row>
        <table:table-row table:style-name="ro2">
          <table:table-cell office:value-type="string">
            <text:p>pent_common_44</text:p>
          </table:table-cell>
          <table:table-cell table:number-columns-repeated="4"/>
          <table:table-cell office:value-type="string">
            <text:p>pent_dual_44</text:p>
          </table:table-cell>
          <table:table-cell table:number-columns-repeated="13"/>
        </table:table-row>
        <table:table-row table:style-name="ro2">
          <table:table-cell office:value-type="float" office:value="1044938">
            <text:p>1044938</text:p>
          </table:table-cell>
          <table:table-cell office:value-type="float" office:value="1739898">
            <text:p>1739898</text:p>
          </table:table-cell>
          <table:table-cell office:value-type="float" office:value="99328">
            <text:p>99328</text:p>
          </table:table-cell>
          <table:table-cell table:number-columns-repeated="2"/>
          <table:table-cell office:value-type="float" office:value="2032627">
            <text:p>2032627</text:p>
          </table:table-cell>
          <table:table-cell office:value-type="float" office:value="410979">
            <text:p>410979</text:p>
          </table:table-cell>
          <table:table-cell office:value-type="float" office:value="24668">
            <text:p>24668</text:p>
          </table:table-cell>
          <table:table-cell table:number-columns-repeated="11"/>
        </table:table-row>
        <table:table-row table:style-name="ro2">
          <table:table-cell office:value-type="float" office:value="1032911">
            <text:p>1032911</text:p>
          </table:table-cell>
          <table:table-cell office:value-type="float" office:value="1774492">
            <text:p>1774492</text:p>
          </table:table-cell>
          <table:table-cell office:value-type="float" office:value="56001">
            <text:p>56001</text:p>
          </table:table-cell>
          <table:table-cell table:number-columns-repeated="2"/>
          <table:table-cell office:value-type="float" office:value="2046508">
            <text:p>2046508</text:p>
          </table:table-cell>
          <table:table-cell office:value-type="float" office:value="633140">
            <text:p>633140</text:p>
          </table:table-cell>
          <table:table-cell office:value-type="float" office:value="97214">
            <text:p>97214</text:p>
          </table:table-cell>
          <table:table-cell table:number-columns-repeated="11"/>
        </table:table-row>
        <table:table-row table:style-name="ro2">
          <table:table-cell office:value-type="float" office:value="1049950">
            <text:p>1049950</text:p>
          </table:table-cell>
          <table:table-cell office:value-type="float" office:value="2201560">
            <text:p>2201560</text:p>
          </table:table-cell>
          <table:table-cell office:value-type="float" office:value="120489">
            <text:p>120489</text:p>
          </table:table-cell>
          <table:table-cell table:number-columns-repeated="2"/>
          <table:table-cell office:value-type="float" office:value="2031916">
            <text:p>2031916</text:p>
          </table:table-cell>
          <table:table-cell office:value-type="float" office:value="850509">
            <text:p>850509</text:p>
          </table:table-cell>
          <table:table-cell office:value-type="float" office:value="34378">
            <text:p>34378</text:p>
          </table:table-cell>
          <table:table-cell table:number-columns-repeated="11"/>
        </table:table-row>
        <table:table-row table:style-name="ro2">
          <table:table-cell office:value-type="float" office:value="1038349">
            <text:p>1038349</text:p>
          </table:table-cell>
          <table:table-cell office:value-type="float" office:value="2806229">
            <text:p>2806229</text:p>
          </table:table-cell>
          <table:table-cell office:value-type="float" office:value="147869">
            <text:p>147869</text:p>
          </table:table-cell>
          <table:table-cell table:number-columns-repeated="2"/>
          <table:table-cell office:value-type="float" office:value="2030362">
            <text:p>2030362</text:p>
          </table:table-cell>
          <table:table-cell office:value-type="float" office:value="398079">
            <text:p>398079</text:p>
          </table:table-cell>
          <table:table-cell office:value-type="float" office:value="43301">
            <text:p>43301</text:p>
          </table:table-cell>
          <table:table-cell table:number-columns-repeated="11"/>
        </table:table-row>
        <table:table-row table:style-name="ro2">
          <table:table-cell office:value-type="float" office:value="1035610">
            <text:p>1035610</text:p>
          </table:table-cell>
          <table:table-cell office:value-type="float" office:value="2474982">
            <text:p>2474982</text:p>
          </table:table-cell>
          <table:table-cell office:value-type="float" office:value="75286">
            <text:p>75286</text:p>
          </table:table-cell>
          <table:table-cell table:number-columns-repeated="2"/>
          <table:table-cell office:value-type="float" office:value="2056869">
            <text:p>2056869</text:p>
          </table:table-cell>
          <table:table-cell office:value-type="float" office:value="1023475">
            <text:p>1023475</text:p>
          </table:table-cell>
          <table:table-cell office:value-type="float" office:value="63580">
            <text:p>63580</text:p>
          </table:table-cell>
          <table:table-cell table:number-columns-repeated="11"/>
        </table:table-row>
        <table:table-row table:style-name="ro2">
          <table:table-cell table:style-name="ce1" table:formula="of:=AVERAGE([.A76:.A80])" office:value-type="float" office:value="1040351.6">
            <text:p>1040351.6</text:p>
          </table:table-cell>
          <table:table-cell table:style-name="ce1" table:formula="of:=AVERAGE([.B76:.B80])" office:value-type="float" office:value="2199432.2">
            <text:p>2199432.2</text:p>
          </table:table-cell>
          <table:table-cell table:style-name="ce1" table:formula="of:=AVERAGE([.C76:.C80])" office:value-type="float" office:value="99794.6">
            <text:p>99794.6</text:p>
          </table:table-cell>
          <table:table-cell table:style-name="ce1" table:formula="of:=SUM([.A81:.C81])" office:value-type="float" office:value="3339578.4">
            <text:p>3339578.4</text:p>
          </table:table-cell>
          <table:table-cell table:style-name="ce1"/>
          <table:table-cell table:style-name="ce1" table:formula="of:=AVERAGE([.F76:.F80])" office:value-type="float" office:value="2039656.4">
            <text:p>2039656.4</text:p>
          </table:table-cell>
          <table:table-cell table:style-name="ce1" table:formula="of:=AVERAGE([.G76:.G80])" office:value-type="float" office:value="663236.4">
            <text:p>663236.4</text:p>
          </table:table-cell>
          <table:table-cell table:style-name="ce1" table:formula="of:=AVERAGE([.H76:.H80])" office:value-type="float" office:value="52628.2">
            <text:p>52628.2</text:p>
          </table:table-cell>
          <table:table-cell table:style-name="ce1" table:formula="of:=SUM([.F81:.H81])" office:value-type="float" office:value="2755521">
            <text:p>2755521</text:p>
          </table:table-cell>
          <table:table-cell table:style-name="ce1"/>
          <table:table-cell table:style-name="ce1" table:formula="of:=AVERAGE([.K76:.K80])" office:value-type="float" office:value="0">
            <text:p>#DIV/0!</text:p>
          </table:table-cell>
          <table:table-cell table:style-name="ce1" table:formula="of:=AVERAGE([.L76:.L80])" office:value-type="float" office:value="0">
            <text:p>#DIV/0!</text:p>
          </table:table-cell>
          <table:table-cell table:style-name="ce1" table:formula="of:=AVERAGE([.M76:.M80])" office:value-type="float" office:value="0">
            <text:p>#DIV/0!</text:p>
          </table:table-cell>
          <table:table-cell table:style-name="ce1" table:formula="of:=SUM([.K81:.M81])" office:value-type="float" office:value="0">
            <text:p>#DIV/0!</text:p>
          </table:table-cell>
          <table:table-cell table:style-name="ce1"/>
          <table:table-cell table:style-name="ce1" table:formula="of:=AVERAGE([.P76:.P80])" office:value-type="float" office:value="0">
            <text:p>#DIV/0!</text:p>
          </table:table-cell>
          <table:table-cell table:style-name="ce1" table:formula="of:=AVERAGE([.Q76:.Q80])" office:value-type="float" office:value="0">
            <text:p>#DIV/0!</text:p>
          </table:table-cell>
          <table:table-cell table:style-name="ce1" table:formula="of:=AVERAGE([.R76:.R80])" office:value-type="float" office:value="0">
            <text:p>#DIV/0!</text:p>
          </table:table-cell>
          <table:table-cell table:style-name="ce1" table:formula="of:=SUM([.P81:.R81])" office:value-type="float" office:value="0">
            <text:p>#DIV/0!</text:p>
          </table:table-cell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pent_common_48</text:p>
          </table:table-cell>
          <table:table-cell table:number-columns-repeated="4"/>
          <table:table-cell office:value-type="string">
            <text:p>pent_dual_48</text:p>
          </table:table-cell>
          <table:table-cell table:number-columns-repeated="4"/>
          <table:table-cell office:value-type="string">
            <text:p>cojack_common_48</text:p>
          </table:table-cell>
          <table:table-cell table:number-columns-repeated="4"/>
          <table:table-cell office:value-type="string">
            <text:p>cojack_dual_48</text:p>
          </table:table-cell>
          <table:table-cell table:number-columns-repeated="3"/>
        </table:table-row>
        <table:table-row table:style-name="ro2">
          <table:table-cell office:value-type="float" office:value="988036">
            <text:p>988036</text:p>
          </table:table-cell>
          <table:table-cell office:value-type="float" office:value="1980663">
            <text:p>1980663</text:p>
          </table:table-cell>
          <table:table-cell office:value-type="float" office:value="148999">
            <text:p>148999</text:p>
          </table:table-cell>
          <table:table-cell table:number-columns-repeated="2"/>
          <table:table-cell office:value-type="float" office:value="2056886">
            <text:p>2056886</text:p>
          </table:table-cell>
          <table:table-cell office:value-type="float" office:value="1231962">
            <text:p>1231962</text:p>
          </table:table-cell>
          <table:table-cell office:value-type="float" office:value="100630">
            <text:p>100630</text:p>
          </table:table-cell>
          <table:table-cell table:number-columns-repeated="2"/>
          <table:table-cell office:value-type="float" office:value="3335473">
            <text:p>3335473</text:p>
          </table:table-cell>
          <table:table-cell office:value-type="float" office:value="6450964">
            <text:p>6450964</text:p>
          </table:table-cell>
          <table:table-cell office:value-type="float" office:value="61762">
            <text:p>61762</text:p>
          </table:table-cell>
          <table:table-cell table:number-columns-repeated="2"/>
          <table:table-cell office:value-type="float" office:value="7611268">
            <text:p>7611268</text:p>
          </table:table-cell>
          <table:table-cell office:value-type="float" office:value="1534453">
            <text:p>1534453</text:p>
          </table:table-cell>
          <table:table-cell office:value-type="float" office:value="49433">
            <text:p>49433</text:p>
          </table:table-cell>
          <table:table-cell/>
        </table:table-row>
        <table:table-row table:style-name="ro2">
          <table:table-cell office:value-type="float" office:value="958954">
            <text:p>958954</text:p>
          </table:table-cell>
          <table:table-cell office:value-type="float" office:value="2195392">
            <text:p>2195392</text:p>
          </table:table-cell>
          <table:table-cell office:value-type="float" office:value="108433">
            <text:p>108433</text:p>
          </table:table-cell>
          <table:table-cell table:number-columns-repeated="2"/>
          <table:table-cell office:value-type="float" office:value="2055309">
            <text:p>2055309</text:p>
          </table:table-cell>
          <table:table-cell office:value-type="float" office:value="1145053">
            <text:p>1145053</text:p>
          </table:table-cell>
          <table:table-cell office:value-type="float" office:value="89414">
            <text:p>89414</text:p>
          </table:table-cell>
          <table:table-cell table:number-columns-repeated="2"/>
          <table:table-cell office:value-type="float" office:value="3301667">
            <text:p>3301667</text:p>
          </table:table-cell>
          <table:table-cell office:value-type="float" office:value="5691690">
            <text:p>5691690</text:p>
          </table:table-cell>
          <table:table-cell office:value-type="float" office:value="71237">
            <text:p>71237</text:p>
          </table:table-cell>
          <table:table-cell table:number-columns-repeated="2"/>
          <table:table-cell office:value-type="float" office:value="7624118">
            <text:p>7624118</text:p>
          </table:table-cell>
          <table:table-cell office:value-type="float" office:value="1205693">
            <text:p>1205693</text:p>
          </table:table-cell>
          <table:table-cell office:value-type="float" office:value="61681">
            <text:p>61681</text:p>
          </table:table-cell>
          <table:table-cell/>
        </table:table-row>
        <table:table-row table:style-name="ro2">
          <table:table-cell office:value-type="float" office:value="962916">
            <text:p>962916</text:p>
          </table:table-cell>
          <table:table-cell office:value-type="float" office:value="2330493">
            <text:p>2330493</text:p>
          </table:table-cell>
          <table:table-cell office:value-type="float" office:value="224816">
            <text:p>224816</text:p>
          </table:table-cell>
          <table:table-cell table:number-columns-repeated="2"/>
          <table:table-cell office:value-type="float" office:value="2044419">
            <text:p>2044419</text:p>
          </table:table-cell>
          <table:table-cell office:value-type="float" office:value="419186">
            <text:p>419186</text:p>
          </table:table-cell>
          <table:table-cell office:value-type="float" office:value="30771">
            <text:p>30771</text:p>
          </table:table-cell>
          <table:table-cell table:number-columns-repeated="2"/>
          <table:table-cell office:value-type="float" office:value="3280729">
            <text:p>3280729</text:p>
          </table:table-cell>
          <table:table-cell office:value-type="float" office:value="5351428">
            <text:p>5351428</text:p>
          </table:table-cell>
          <table:table-cell office:value-type="float" office:value="63207">
            <text:p>63207</text:p>
          </table:table-cell>
          <table:table-cell table:number-columns-repeated="2"/>
          <table:table-cell office:value-type="float" office:value="7746538">
            <text:p>7746538</text:p>
          </table:table-cell>
          <table:table-cell office:value-type="float" office:value="1228848">
            <text:p>1228848</text:p>
          </table:table-cell>
          <table:table-cell office:value-type="float" office:value="48642">
            <text:p>48642</text:p>
          </table:table-cell>
          <table:table-cell/>
        </table:table-row>
        <table:table-row table:style-name="ro2">
          <table:table-cell office:value-type="float" office:value="961386">
            <text:p>961386</text:p>
          </table:table-cell>
          <table:table-cell office:value-type="float" office:value="2464416">
            <text:p>2464416</text:p>
          </table:table-cell>
          <table:table-cell office:value-type="float" office:value="238523">
            <text:p>238523</text:p>
          </table:table-cell>
          <table:table-cell table:number-columns-repeated="2"/>
          <table:table-cell office:value-type="float" office:value="2045094">
            <text:p>2045094</text:p>
          </table:table-cell>
          <table:table-cell office:value-type="float" office:value="405766">
            <text:p>405766</text:p>
          </table:table-cell>
          <table:table-cell office:value-type="float" office:value="40063">
            <text:p>40063</text:p>
          </table:table-cell>
          <table:table-cell table:number-columns-repeated="2"/>
          <table:table-cell office:value-type="float" office:value="3270432">
            <text:p>3270432</text:p>
          </table:table-cell>
          <table:table-cell office:value-type="float" office:value="5792437">
            <text:p>5792437</text:p>
          </table:table-cell>
          <table:table-cell office:value-type="float" office:value="46720">
            <text:p>46720</text:p>
          </table:table-cell>
          <table:table-cell table:number-columns-repeated="2"/>
          <table:table-cell office:value-type="float" office:value="7601331">
            <text:p>7601331</text:p>
          </table:table-cell>
          <table:table-cell office:value-type="float" office:value="1257942">
            <text:p>1257942</text:p>
          </table:table-cell>
          <table:table-cell office:value-type="float" office:value="48492">
            <text:p>48492</text:p>
          </table:table-cell>
          <table:table-cell/>
        </table:table-row>
        <table:table-row table:style-name="ro2">
          <table:table-cell office:value-type="float" office:value="969235">
            <text:p>969235</text:p>
          </table:table-cell>
          <table:table-cell office:value-type="float" office:value="2539244">
            <text:p>2539244</text:p>
          </table:table-cell>
          <table:table-cell office:value-type="float" office:value="322890">
            <text:p>322890</text:p>
          </table:table-cell>
          <table:table-cell table:number-columns-repeated="2"/>
          <table:table-cell office:value-type="float" office:value="2073794">
            <text:p>2073794</text:p>
          </table:table-cell>
          <table:table-cell office:value-type="float" office:value="1639085">
            <text:p>1639085</text:p>
          </table:table-cell>
          <table:table-cell office:value-type="float" office:value="124443">
            <text:p>124443</text:p>
          </table:table-cell>
          <table:table-cell table:number-columns-repeated="2"/>
          <table:table-cell office:value-type="float" office:value="3291916">
            <text:p>3291916</text:p>
          </table:table-cell>
          <table:table-cell office:value-type="float" office:value="6199556">
            <text:p>6199556</text:p>
          </table:table-cell>
          <table:table-cell office:value-type="float" office:value="46653">
            <text:p>46653</text:p>
          </table:table-cell>
          <table:table-cell table:number-columns-repeated="2"/>
          <table:table-cell office:value-type="float" office:value="7632405">
            <text:p>7632405</text:p>
          </table:table-cell>
          <table:table-cell office:value-type="float" office:value="1052340">
            <text:p>1052340</text:p>
          </table:table-cell>
          <table:table-cell office:value-type="float" office:value="57966">
            <text:p>57966</text:p>
          </table:table-cell>
          <table:table-cell/>
        </table:table-row>
        <table:table-row table:style-name="ro2">
          <table:table-cell table:style-name="ce1" table:formula="of:=AVERAGE([.A84:.A88])" office:value-type="float" office:value="968105.4">
            <text:p>968105.4</text:p>
          </table:table-cell>
          <table:table-cell table:style-name="ce1" table:formula="of:=AVERAGE([.B84:.B88])" office:value-type="float" office:value="2302041.6">
            <text:p>2302041.6</text:p>
          </table:table-cell>
          <table:table-cell table:style-name="ce1" table:formula="of:=AVERAGE([.C84:.C88])" office:value-type="float" office:value="208732.2">
            <text:p>208732.2</text:p>
          </table:table-cell>
          <table:table-cell table:style-name="ce1" table:formula="of:=SUM([.A89:.C89])" office:value-type="float" office:value="3478879.2">
            <text:p>3478879.2</text:p>
          </table:table-cell>
          <table:table-cell table:style-name="ce1"/>
          <table:table-cell table:style-name="ce1" table:formula="of:=AVERAGE([.F84:.F88])" office:value-type="float" office:value="2055100.4">
            <text:p>2055100.4</text:p>
          </table:table-cell>
          <table:table-cell table:style-name="ce1" table:formula="of:=AVERAGE([.G84:.G88])" office:value-type="float" office:value="968210.4">
            <text:p>968210.4</text:p>
          </table:table-cell>
          <table:table-cell table:style-name="ce1" table:formula="of:=AVERAGE([.H84:.H88])" office:value-type="float" office:value="77064.2">
            <text:p>77064.2</text:p>
          </table:table-cell>
          <table:table-cell table:style-name="ce1" table:formula="of:=SUM([.F89:.H89])" office:value-type="float" office:value="3100375">
            <text:p>3100375</text:p>
          </table:table-cell>
          <table:table-cell table:style-name="ce1"/>
          <table:table-cell table:style-name="ce1" table:formula="of:=AVERAGE([.K84:.K88])" office:value-type="float" office:value="3296043.4">
            <text:p>3296043.4</text:p>
          </table:table-cell>
          <table:table-cell table:style-name="ce1" table:formula="of:=AVERAGE([.L84:.L88])" office:value-type="float" office:value="5897215">
            <text:p>5897215</text:p>
          </table:table-cell>
          <table:table-cell table:style-name="ce1" table:formula="of:=AVERAGE([.M84:.M88])" office:value-type="float" office:value="57915.8">
            <text:p>57915.8</text:p>
          </table:table-cell>
          <table:table-cell table:style-name="ce1" table:formula="of:=SUM([.K89:.M89])" office:value-type="float" office:value="9251174.2">
            <text:p>9251174.2</text:p>
          </table:table-cell>
          <table:table-cell table:style-name="ce1"/>
          <table:table-cell table:style-name="ce1" table:formula="of:=AVERAGE([.P84:.P88])" office:value-type="float" office:value="7643132">
            <text:p>7643132</text:p>
          </table:table-cell>
          <table:table-cell table:style-name="ce1" table:formula="of:=AVERAGE([.Q84:.Q88])" office:value-type="float" office:value="1255855.2">
            <text:p>1255855.2</text:p>
          </table:table-cell>
          <table:table-cell table:style-name="ce1" table:formula="of:=AVERAGE([.R84:.R88])" office:value-type="float" office:value="53242.8">
            <text:p>53242.8</text:p>
          </table:table-cell>
          <table:table-cell table:style-name="ce1" table:formula="of:=SUM([.P89:.R89])" office:value-type="float" office:value="8952230">
            <text:p>8952230</text:p>
          </table:table-cell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pent_common_52</text:p>
          </table:table-cell>
          <table:table-cell table:number-columns-repeated="4"/>
          <table:table-cell office:value-type="string">
            <text:p>pent_dual_52</text:p>
          </table:table-cell>
          <table:table-cell table:number-columns-repeated="4"/>
          <table:table-cell office:value-type="string">
            <text:p>cojack_common_52</text:p>
          </table:table-cell>
          <table:table-cell table:number-columns-repeated="4"/>
          <table:table-cell office:value-type="string">
            <text:p>cojack_dual_52</text:p>
          </table:table-cell>
          <table:table-cell table:number-columns-repeated="3"/>
        </table:table-row>
        <table:table-row table:style-name="ro2" table:visibility="collapse">
          <table:table-cell office:value-type="float" office:value="871685">
            <text:p>871685</text:p>
          </table:table-cell>
          <table:table-cell office:value-type="float" office:value="2962891">
            <text:p>2962891</text:p>
          </table:table-cell>
          <table:table-cell office:value-type="float" office:value="70626">
            <text:p>70626</text:p>
          </table:table-cell>
          <table:table-cell table:number-columns-repeated="2"/>
          <table:table-cell office:value-type="float" office:value="2054731">
            <text:p>2054731</text:p>
          </table:table-cell>
          <table:table-cell office:value-type="float" office:value="399920">
            <text:p>399920</text:p>
          </table:table-cell>
          <table:table-cell office:value-type="float" office:value="28648">
            <text:p>28648</text:p>
          </table:table-cell>
          <table:table-cell table:number-columns-repeated="2"/>
          <table:table-cell office:value-type="float" office:value="3020563">
            <text:p>3020563</text:p>
          </table:table-cell>
          <table:table-cell office:value-type="float" office:value="4669012">
            <text:p>4669012</text:p>
          </table:table-cell>
          <table:table-cell office:value-type="float" office:value="47870">
            <text:p>47870</text:p>
          </table:table-cell>
          <table:table-cell table:number-columns-repeated="2"/>
          <table:table-cell office:value-type="float" office:value="7706788">
            <text:p>7706788</text:p>
          </table:table-cell>
          <table:table-cell office:value-type="float" office:value="1519997">
            <text:p>1519997</text:p>
          </table:table-cell>
          <table:table-cell office:value-type="float" office:value="45904">
            <text:p>45904</text:p>
          </table:table-cell>
          <table:table-cell/>
        </table:table-row>
        <table:table-row table:style-name="ro2" table:visibility="collapse">
          <table:table-cell office:value-type="float" office:value="871393">
            <text:p>871393</text:p>
          </table:table-cell>
          <table:table-cell office:value-type="float" office:value="3080328">
            <text:p>3080328</text:p>
          </table:table-cell>
          <table:table-cell office:value-type="float" office:value="269090">
            <text:p>269090</text:p>
          </table:table-cell>
          <table:table-cell table:number-columns-repeated="2"/>
          <table:table-cell office:value-type="float" office:value="2084710">
            <text:p>2084710</text:p>
          </table:table-cell>
          <table:table-cell office:value-type="float" office:value="1869449">
            <text:p>1869449</text:p>
          </table:table-cell>
          <table:table-cell office:value-type="float" office:value="89038">
            <text:p>89038</text:p>
          </table:table-cell>
          <table:table-cell table:number-columns-repeated="2"/>
          <table:table-cell office:value-type="float" office:value="2984443">
            <text:p>2984443</text:p>
          </table:table-cell>
          <table:table-cell office:value-type="float" office:value="6551777">
            <text:p>6551777</text:p>
          </table:table-cell>
          <table:table-cell office:value-type="float" office:value="43448">
            <text:p>43448</text:p>
          </table:table-cell>
          <table:table-cell table:number-columns-repeated="2"/>
          <table:table-cell office:value-type="float" office:value="7648000">
            <text:p>7648000</text:p>
          </table:table-cell>
          <table:table-cell office:value-type="float" office:value="1633617">
            <text:p>1633617</text:p>
          </table:table-cell>
          <table:table-cell office:value-type="float" office:value="47799">
            <text:p>47799</text:p>
          </table:table-cell>
          <table:table-cell/>
        </table:table-row>
        <table:table-row table:style-name="ro2" table:visibility="collapse">
          <table:table-cell office:value-type="float" office:value="873032">
            <text:p>873032</text:p>
          </table:table-cell>
          <table:table-cell office:value-type="float" office:value="2541981">
            <text:p>2541981</text:p>
          </table:table-cell>
          <table:table-cell office:value-type="float" office:value="234399">
            <text:p>234399</text:p>
          </table:table-cell>
          <table:table-cell table:number-columns-repeated="2"/>
          <table:table-cell office:value-type="float" office:value="2049029">
            <text:p>2049029</text:p>
          </table:table-cell>
          <table:table-cell office:value-type="float" office:value="400448">
            <text:p>400448</text:p>
          </table:table-cell>
          <table:table-cell office:value-type="float" office:value="35319">
            <text:p>35319</text:p>
          </table:table-cell>
          <table:table-cell table:number-columns-repeated="2"/>
          <table:table-cell office:value-type="float" office:value="2993861">
            <text:p>2993861</text:p>
          </table:table-cell>
          <table:table-cell office:value-type="float" office:value="5999883">
            <text:p>5999883</text:p>
          </table:table-cell>
          <table:table-cell office:value-type="float" office:value="53814">
            <text:p>53814</text:p>
          </table:table-cell>
          <table:table-cell table:number-columns-repeated="2"/>
          <table:table-cell office:value-type="float" office:value="7684366">
            <text:p>7684366</text:p>
          </table:table-cell>
          <table:table-cell office:value-type="float" office:value="2495488">
            <text:p>2495488</text:p>
          </table:table-cell>
          <table:table-cell office:value-type="float" office:value="62111">
            <text:p>62111</text:p>
          </table:table-cell>
          <table:table-cell/>
        </table:table-row>
        <table:table-row table:style-name="ro2" table:visibility="collapse">
          <table:table-cell office:value-type="float" office:value="872880">
            <text:p>872880</text:p>
          </table:table-cell>
          <table:table-cell office:value-type="float" office:value="2007820">
            <text:p>2007820</text:p>
          </table:table-cell>
          <table:table-cell office:value-type="float" office:value="97059">
            <text:p>97059</text:p>
          </table:table-cell>
          <table:table-cell table:number-columns-repeated="2"/>
          <table:table-cell office:value-type="float" office:value="2050519">
            <text:p>2050519</text:p>
          </table:table-cell>
          <table:table-cell office:value-type="float" office:value="393226">
            <text:p>393226</text:p>
          </table:table-cell>
          <table:table-cell office:value-type="float" office:value="36391">
            <text:p>36391</text:p>
          </table:table-cell>
          <table:table-cell table:number-columns-repeated="2"/>
          <table:table-cell office:value-type="float" office:value="2978178">
            <text:p>2978178</text:p>
          </table:table-cell>
          <table:table-cell office:value-type="float" office:value="5747557">
            <text:p>5747557</text:p>
          </table:table-cell>
          <table:table-cell office:value-type="float" office:value="43226">
            <text:p>43226</text:p>
          </table:table-cell>
          <table:table-cell table:number-columns-repeated="2"/>
          <table:table-cell office:value-type="float" office:value="7662906">
            <text:p>7662906</text:p>
          </table:table-cell>
          <table:table-cell office:value-type="float" office:value="1279190">
            <text:p>1279190</text:p>
          </table:table-cell>
          <table:table-cell office:value-type="float" office:value="46493">
            <text:p>46493</text:p>
          </table:table-cell>
          <table:table-cell/>
        </table:table-row>
        <table:table-row table:style-name="ro2" table:visibility="collapse">
          <table:table-cell office:value-type="float" office:value="872336">
            <text:p>872336</text:p>
          </table:table-cell>
          <table:table-cell office:value-type="float" office:value="1922783">
            <text:p>1922783</text:p>
          </table:table-cell>
          <table:table-cell office:value-type="float" office:value="171663">
            <text:p>171663</text:p>
          </table:table-cell>
          <table:table-cell table:number-columns-repeated="2"/>
          <table:table-cell office:value-type="float" office:value="2057918">
            <text:p>2057918</text:p>
          </table:table-cell>
          <table:table-cell office:value-type="float" office:value="504374">
            <text:p>504374</text:p>
          </table:table-cell>
          <table:table-cell office:value-type="float" office:value="44000">
            <text:p>44000</text:p>
          </table:table-cell>
          <table:table-cell table:number-columns-repeated="2"/>
          <table:table-cell office:value-type="float" office:value="2983745">
            <text:p>2983745</text:p>
          </table:table-cell>
          <table:table-cell office:value-type="float" office:value="6278959">
            <text:p>6278959</text:p>
          </table:table-cell>
          <table:table-cell office:value-type="float" office:value="43215">
            <text:p>43215</text:p>
          </table:table-cell>
          <table:table-cell table:number-columns-repeated="2"/>
          <table:table-cell office:value-type="float" office:value="7609239">
            <text:p>7609239</text:p>
          </table:table-cell>
          <table:table-cell office:value-type="float" office:value="1584893">
            <text:p>1584893</text:p>
          </table:table-cell>
          <table:table-cell office:value-type="float" office:value="47478">
            <text:p>47478</text:p>
          </table:table-cell>
          <table:table-cell/>
        </table:table-row>
        <table:table-row table:style-name="ro2">
          <table:table-cell table:style-name="ce1" table:formula="of:=AVERAGE([.A92:.A96])" office:value-type="float" office:value="872265.2">
            <text:p>872265.2</text:p>
          </table:table-cell>
          <table:table-cell table:style-name="ce1" table:formula="of:=AVERAGE([.B92:.B96])" office:value-type="float" office:value="2503160.6">
            <text:p>2503160.6</text:p>
          </table:table-cell>
          <table:table-cell table:style-name="ce1" table:formula="of:=AVERAGE([.C92:.C96])" office:value-type="float" office:value="168567.4">
            <text:p>168567.4</text:p>
          </table:table-cell>
          <table:table-cell table:style-name="ce1" table:formula="of:=SUM([.A97:.C97])" office:value-type="float" office:value="3543993.2">
            <text:p>3543993.2</text:p>
          </table:table-cell>
          <table:table-cell table:style-name="ce1"/>
          <table:table-cell table:style-name="ce1" table:formula="of:=AVERAGE([.F92:.F96])" office:value-type="float" office:value="2059381.4">
            <text:p>2059381.4</text:p>
          </table:table-cell>
          <table:table-cell table:style-name="ce1" table:formula="of:=AVERAGE([.G92:.G96])" office:value-type="float" office:value="713483.4">
            <text:p>713483.4</text:p>
          </table:table-cell>
          <table:table-cell table:style-name="ce1" table:formula="of:=AVERAGE([.H92:.H96])" office:value-type="float" office:value="46679.2">
            <text:p>46679.2</text:p>
          </table:table-cell>
          <table:table-cell table:style-name="ce1" table:formula="of:=SUM([.F97:.H97])" office:value-type="float" office:value="2819544">
            <text:p>2819544</text:p>
          </table:table-cell>
          <table:table-cell table:style-name="ce1"/>
          <table:table-cell table:style-name="ce1" table:formula="of:=AVERAGE([.K92:.K96])" office:value-type="float" office:value="2992158">
            <text:p>2992158</text:p>
          </table:table-cell>
          <table:table-cell table:style-name="ce1" table:formula="of:=AVERAGE([.L92:.L96])" office:value-type="float" office:value="5849437.6">
            <text:p>5849437.6</text:p>
          </table:table-cell>
          <table:table-cell table:style-name="ce1" table:formula="of:=AVERAGE([.M92:.M96])" office:value-type="float" office:value="46314.6">
            <text:p>46314.6</text:p>
          </table:table-cell>
          <table:table-cell table:style-name="ce1" table:formula="of:=SUM([.K97:.M97])" office:value-type="float" office:value="8887910.2">
            <text:p>8887910.2</text:p>
          </table:table-cell>
          <table:table-cell table:style-name="ce1"/>
          <table:table-cell table:style-name="ce1" table:formula="of:=AVERAGE([.P92:.P96])" office:value-type="float" office:value="7662259.8">
            <text:p>7662259.8</text:p>
          </table:table-cell>
          <table:table-cell table:style-name="ce1" table:formula="of:=AVERAGE([.Q92:.Q96])" office:value-type="float" office:value="1702637">
            <text:p>1702637</text:p>
          </table:table-cell>
          <table:table-cell table:style-name="ce1" table:formula="of:=AVERAGE([.R92:.R96])" office:value-type="float" office:value="49957">
            <text:p>49957</text:p>
          </table:table-cell>
          <table:table-cell table:style-name="ce1" table:formula="of:=SUM([.P97:.R97])" office:value-type="float" office:value="9414853.8">
            <text:p>9414853.8</text:p>
          </table:table-cell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pent_common_56</text:p>
          </table:table-cell>
          <table:table-cell table:number-columns-repeated="4"/>
          <table:table-cell office:value-type="string">
            <text:p>pent_dual_56</text:p>
          </table:table-cell>
          <table:table-cell table:number-columns-repeated="4"/>
          <table:table-cell office:value-type="string">
            <text:p>cojack_common_56</text:p>
          </table:table-cell>
          <table:table-cell table:number-columns-repeated="4"/>
          <table:table-cell office:value-type="string">
            <text:p>cojack_dual_56</text:p>
          </table:table-cell>
          <table:table-cell table:number-columns-repeated="3"/>
        </table:table-row>
        <table:table-row table:style-name="ro2" table:visibility="collapse">
          <table:table-cell office:value-type="float" office:value="794644">
            <text:p>794644</text:p>
          </table:table-cell>
          <table:table-cell office:value-type="float" office:value="2399471">
            <text:p>2399471</text:p>
          </table:table-cell>
          <table:table-cell office:value-type="float" office:value="311627">
            <text:p>311627</text:p>
          </table:table-cell>
          <table:table-cell table:number-columns-repeated="2"/>
          <table:table-cell office:value-type="float" office:value="2058343">
            <text:p>2058343</text:p>
          </table:table-cell>
          <table:table-cell office:value-type="float" office:value="809126">
            <text:p>809126</text:p>
          </table:table-cell>
          <table:table-cell office:value-type="float" office:value="77199">
            <text:p>77199</text:p>
          </table:table-cell>
          <table:table-cell table:number-columns-repeated="2"/>
          <table:table-cell office:value-type="float" office:value="2752700">
            <text:p>2752700</text:p>
          </table:table-cell>
          <table:table-cell office:value-type="float" office:value="6481577">
            <text:p>6481577</text:p>
          </table:table-cell>
          <table:table-cell office:value-type="float" office:value="42236">
            <text:p>42236</text:p>
          </table:table-cell>
          <table:table-cell table:number-columns-repeated="2"/>
          <table:table-cell office:value-type="float" office:value="7701203">
            <text:p>7701203</text:p>
          </table:table-cell>
          <table:table-cell office:value-type="float" office:value="2371576">
            <text:p>2371576</text:p>
          </table:table-cell>
          <table:table-cell office:value-type="float" office:value="44794">
            <text:p>44794</text:p>
          </table:table-cell>
          <table:table-cell/>
        </table:table-row>
        <table:table-row table:style-name="ro2" table:visibility="collapse">
          <table:table-cell office:value-type="float" office:value="792549">
            <text:p>792549</text:p>
          </table:table-cell>
          <table:table-cell office:value-type="float" office:value="2049382">
            <text:p>2049382</text:p>
          </table:table-cell>
          <table:table-cell office:value-type="float" office:value="259622">
            <text:p>259622</text:p>
          </table:table-cell>
          <table:table-cell table:number-columns-repeated="2"/>
          <table:table-cell office:value-type="float" office:value="2056336">
            <text:p>2056336</text:p>
          </table:table-cell>
          <table:table-cell office:value-type="float" office:value="419057">
            <text:p>419057</text:p>
          </table:table-cell>
          <table:table-cell office:value-type="float" office:value="43514">
            <text:p>43514</text:p>
          </table:table-cell>
          <table:table-cell table:number-columns-repeated="2"/>
          <table:table-cell office:value-type="float" office:value="2800225">
            <text:p>2800225</text:p>
          </table:table-cell>
          <table:table-cell office:value-type="float" office:value="6206364">
            <text:p>6206364</text:p>
          </table:table-cell>
          <table:table-cell office:value-type="float" office:value="68896">
            <text:p>68896</text:p>
          </table:table-cell>
          <table:table-cell table:number-columns-repeated="2"/>
          <table:table-cell office:value-type="float" office:value="7663736">
            <text:p>7663736</text:p>
          </table:table-cell>
          <table:table-cell office:value-type="float" office:value="2012343">
            <text:p>2012343</text:p>
          </table:table-cell>
          <table:table-cell office:value-type="float" office:value="52172">
            <text:p>52172</text:p>
          </table:table-cell>
          <table:table-cell/>
        </table:table-row>
        <table:table-row table:style-name="ro2" table:visibility="collapse">
          <table:table-cell office:value-type="float" office:value="791833">
            <text:p>791833</text:p>
          </table:table-cell>
          <table:table-cell office:value-type="float" office:value="2130701">
            <text:p>2130701</text:p>
          </table:table-cell>
          <table:table-cell office:value-type="float" office:value="174896">
            <text:p>174896</text:p>
          </table:table-cell>
          <table:table-cell table:number-columns-repeated="2"/>
          <table:table-cell office:value-type="float" office:value="2078507">
            <text:p>2078507</text:p>
          </table:table-cell>
          <table:table-cell office:value-type="float" office:value="885652">
            <text:p>885652</text:p>
          </table:table-cell>
          <table:table-cell office:value-type="float" office:value="74058">
            <text:p>74058</text:p>
          </table:table-cell>
          <table:table-cell table:number-columns-repeated="2"/>
          <table:table-cell office:value-type="float" office:value="2750609">
            <text:p>2750609</text:p>
          </table:table-cell>
          <table:table-cell office:value-type="float" office:value="6486366">
            <text:p>6486366</text:p>
          </table:table-cell>
          <table:table-cell office:value-type="float" office:value="42105">
            <text:p>42105</text:p>
          </table:table-cell>
          <table:table-cell table:number-columns-repeated="2"/>
          <table:table-cell office:value-type="float" office:value="7687382">
            <text:p>7687382</text:p>
          </table:table-cell>
          <table:table-cell office:value-type="float" office:value="1953868">
            <text:p>1953868</text:p>
          </table:table-cell>
          <table:table-cell office:value-type="float" office:value="47789">
            <text:p>47789</text:p>
          </table:table-cell>
          <table:table-cell/>
        </table:table-row>
        <table:table-row table:style-name="ro2" table:visibility="collapse">
          <table:table-cell office:value-type="float" office:value="800907">
            <text:p>800907</text:p>
          </table:table-cell>
          <table:table-cell office:value-type="float" office:value="2281255">
            <text:p>2281255</text:p>
          </table:table-cell>
          <table:table-cell office:value-type="float" office:value="337595">
            <text:p>337595</text:p>
          </table:table-cell>
          <table:table-cell table:number-columns-repeated="2"/>
          <table:table-cell office:value-type="float" office:value="2079083">
            <text:p>2079083</text:p>
          </table:table-cell>
          <table:table-cell office:value-type="float" office:value="1998675">
            <text:p>1998675</text:p>
          </table:table-cell>
          <table:table-cell office:value-type="float" office:value="127903">
            <text:p>127903</text:p>
          </table:table-cell>
          <table:table-cell table:number-columns-repeated="2"/>
          <table:table-cell office:value-type="float" office:value="2758151">
            <text:p>2758151</text:p>
          </table:table-cell>
          <table:table-cell office:value-type="float" office:value="6982347">
            <text:p>6982347</text:p>
          </table:table-cell>
          <table:table-cell office:value-type="float" office:value="41676">
            <text:p>41676</text:p>
          </table:table-cell>
          <table:table-cell table:number-columns-repeated="2"/>
          <table:table-cell office:value-type="float" office:value="7663817">
            <text:p>7663817</text:p>
          </table:table-cell>
          <table:table-cell office:value-type="float" office:value="1838691">
            <text:p>1838691</text:p>
          </table:table-cell>
          <table:table-cell office:value-type="float" office:value="45291">
            <text:p>45291</text:p>
          </table:table-cell>
          <table:table-cell/>
        </table:table-row>
        <table:table-row table:style-name="ro2" table:visibility="collapse">
          <table:table-cell office:value-type="float" office:value="807540">
            <text:p>807540</text:p>
          </table:table-cell>
          <table:table-cell office:value-type="float" office:value="2445015">
            <text:p>2445015</text:p>
          </table:table-cell>
          <table:table-cell office:value-type="float" office:value="208093">
            <text:p>208093</text:p>
          </table:table-cell>
          <table:table-cell table:number-columns-repeated="2"/>
          <table:table-cell office:value-type="float" office:value="2060375">
            <text:p>2060375</text:p>
          </table:table-cell>
          <table:table-cell office:value-type="float" office:value="456345">
            <text:p>456345</text:p>
          </table:table-cell>
          <table:table-cell office:value-type="float" office:value="47816">
            <text:p>47816</text:p>
          </table:table-cell>
          <table:table-cell table:number-columns-repeated="2"/>
          <table:table-cell office:value-type="float" office:value="2785386">
            <text:p>2785386</text:p>
          </table:table-cell>
          <table:table-cell office:value-type="float" office:value="5679538">
            <text:p>5679538</text:p>
          </table:table-cell>
          <table:table-cell office:value-type="float" office:value="56397">
            <text:p>56397</text:p>
          </table:table-cell>
          <table:table-cell table:number-columns-repeated="2"/>
          <table:table-cell office:value-type="float" office:value="7675714">
            <text:p>7675714</text:p>
          </table:table-cell>
          <table:table-cell office:value-type="float" office:value="1336418">
            <text:p>1336418</text:p>
          </table:table-cell>
          <table:table-cell office:value-type="float" office:value="38168">
            <text:p>38168</text:p>
          </table:table-cell>
          <table:table-cell/>
        </table:table-row>
        <table:table-row table:style-name="ro2">
          <table:table-cell table:style-name="ce1" table:formula="of:=AVERAGE([.A100:.A104])" office:value-type="float" office:value="797494.6">
            <text:p>797494.6</text:p>
          </table:table-cell>
          <table:table-cell table:style-name="ce1" table:formula="of:=AVERAGE([.B100:.B104])" office:value-type="float" office:value="2261164.8">
            <text:p>2261164.8</text:p>
          </table:table-cell>
          <table:table-cell table:style-name="ce1" table:formula="of:=AVERAGE([.C100:.C104])" office:value-type="float" office:value="258366.6">
            <text:p>258366.6</text:p>
          </table:table-cell>
          <table:table-cell table:style-name="ce1" table:formula="of:=SUM([.A105:.C105])" office:value-type="float" office:value="3317026">
            <text:p>3317026</text:p>
          </table:table-cell>
          <table:table-cell table:style-name="ce1"/>
          <table:table-cell table:style-name="ce1" table:formula="of:=AVERAGE([.F100:.F104])" office:value-type="float" office:value="2066528.8">
            <text:p>2066528.8</text:p>
          </table:table-cell>
          <table:table-cell table:style-name="ce1" table:formula="of:=AVERAGE([.G100:.G104])" office:value-type="float" office:value="913771">
            <text:p>913771</text:p>
          </table:table-cell>
          <table:table-cell table:style-name="ce1" table:formula="of:=AVERAGE([.H100:.H104])" office:value-type="float" office:value="74098">
            <text:p>74098</text:p>
          </table:table-cell>
          <table:table-cell table:style-name="ce1" table:formula="of:=SUM([.F105:.H105])" office:value-type="float" office:value="3054397.8">
            <text:p>3054397.8</text:p>
          </table:table-cell>
          <table:table-cell table:style-name="ce1"/>
          <table:table-cell table:style-name="ce1" table:formula="of:=AVERAGE([.K100:.K104])" office:value-type="float" office:value="2769414.2">
            <text:p>2769414.2</text:p>
          </table:table-cell>
          <table:table-cell table:style-name="ce1" table:formula="of:=AVERAGE([.L100:.L104])" office:value-type="float" office:value="6367238.4">
            <text:p>6367238.4</text:p>
          </table:table-cell>
          <table:table-cell table:style-name="ce1" table:formula="of:=AVERAGE([.M100:.M104])" office:value-type="float" office:value="50262">
            <text:p>50262</text:p>
          </table:table-cell>
          <table:table-cell table:style-name="ce1" table:formula="of:=SUM([.K105:.M105])" office:value-type="float" office:value="9186914.6">
            <text:p>9186914.6</text:p>
          </table:table-cell>
          <table:table-cell table:style-name="ce1"/>
          <table:table-cell table:style-name="ce1" table:formula="of:=AVERAGE([.P100:.P104])" office:value-type="float" office:value="7678370.4">
            <text:p>7678370.4</text:p>
          </table:table-cell>
          <table:table-cell table:style-name="ce1" table:formula="of:=AVERAGE([.Q100:.Q104])" office:value-type="float" office:value="1902579.2">
            <text:p>1902579.2</text:p>
          </table:table-cell>
          <table:table-cell table:style-name="ce1" table:formula="of:=AVERAGE([.R100:.R104])" office:value-type="float" office:value="45642.8">
            <text:p>45642.8</text:p>
          </table:table-cell>
          <table:table-cell table:style-name="ce1" table:formula="of:=SUM([.P105:.R105])" office:value-type="float" office:value="9626592.4">
            <text:p>9626592.4</text:p>
          </table:table-cell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pent_common_60</text:p>
          </table:table-cell>
          <table:table-cell table:number-columns-repeated="4"/>
          <table:table-cell office:value-type="string">
            <text:p>pent_dual_60</text:p>
          </table:table-cell>
          <table:table-cell table:number-columns-repeated="4"/>
          <table:table-cell office:value-type="string">
            <text:p>cojack_common_60</text:p>
          </table:table-cell>
          <table:table-cell table:number-columns-repeated="4"/>
          <table:table-cell office:value-type="string">
            <text:p>cojack_dual_60</text:p>
          </table:table-cell>
          <table:table-cell table:number-columns-repeated="3"/>
        </table:table-row>
        <table:table-row table:style-name="ro2" table:visibility="collapse">
          <table:table-cell office:value-type="float" office:value="801484">
            <text:p>801484</text:p>
          </table:table-cell>
          <table:table-cell office:value-type="float" office:value="2445728">
            <text:p>2445728</text:p>
          </table:table-cell>
          <table:table-cell office:value-type="float" office:value="621603">
            <text:p>621603</text:p>
          </table:table-cell>
          <table:table-cell table:number-columns-repeated="2"/>
          <table:table-cell office:value-type="float" office:value="2067102">
            <text:p>2067102</text:p>
          </table:table-cell>
          <table:table-cell office:value-type="float" office:value="593713">
            <text:p>593713</text:p>
          </table:table-cell>
          <table:table-cell office:value-type="float" office:value="64166">
            <text:p>64166</text:p>
          </table:table-cell>
          <table:table-cell table:number-columns-repeated="2"/>
          <table:table-cell office:value-type="float" office:value="2726712">
            <text:p>2726712</text:p>
          </table:table-cell>
          <table:table-cell office:value-type="float" office:value="6724139">
            <text:p>6724139</text:p>
          </table:table-cell>
          <table:table-cell office:value-type="float" office:value="40035">
            <text:p>40035</text:p>
          </table:table-cell>
          <table:table-cell table:number-columns-repeated="2"/>
          <table:table-cell office:value-type="float" office:value="7696577">
            <text:p>7696577</text:p>
          </table:table-cell>
          <table:table-cell office:value-type="float" office:value="1330559">
            <text:p>1330559</text:p>
          </table:table-cell>
          <table:table-cell office:value-type="float" office:value="44682">
            <text:p>44682</text:p>
          </table:table-cell>
          <table:table-cell/>
        </table:table-row>
        <table:table-row table:style-name="ro2" table:visibility="collapse">
          <table:table-cell office:value-type="float" office:value="733803">
            <text:p>733803</text:p>
          </table:table-cell>
          <table:table-cell office:value-type="float" office:value="2440021">
            <text:p>2440021</text:p>
          </table:table-cell>
          <table:table-cell office:value-type="float" office:value="751982">
            <text:p>751982</text:p>
          </table:table-cell>
          <table:table-cell table:number-columns-repeated="2"/>
          <table:table-cell office:value-type="float" office:value="2087796">
            <text:p>2087796</text:p>
          </table:table-cell>
          <table:table-cell office:value-type="float" office:value="1023099">
            <text:p>1023099</text:p>
          </table:table-cell>
          <table:table-cell office:value-type="float" office:value="124796">
            <text:p>124796</text:p>
          </table:table-cell>
          <table:table-cell table:number-columns-repeated="2"/>
          <table:table-cell office:value-type="float" office:value="2604684">
            <text:p>2604684</text:p>
          </table:table-cell>
          <table:table-cell office:value-type="float" office:value="6490377">
            <text:p>6490377</text:p>
          </table:table-cell>
          <table:table-cell office:value-type="float" office:value="40262">
            <text:p>40262</text:p>
          </table:table-cell>
          <table:table-cell table:number-columns-repeated="2"/>
          <table:table-cell office:value-type="float" office:value="7689012">
            <text:p>7689012</text:p>
          </table:table-cell>
          <table:table-cell office:value-type="float" office:value="1228896">
            <text:p>1228896</text:p>
          </table:table-cell>
          <table:table-cell office:value-type="float" office:value="49630">
            <text:p>49630</text:p>
          </table:table-cell>
          <table:table-cell/>
        </table:table-row>
        <table:table-row table:style-name="ro2" table:visibility="collapse">
          <table:table-cell office:value-type="float" office:value="730204">
            <text:p>730204</text:p>
          </table:table-cell>
          <table:table-cell office:value-type="float" office:value="2664206">
            <text:p>2664206</text:p>
          </table:table-cell>
          <table:table-cell office:value-type="float" office:value="607841">
            <text:p>607841</text:p>
          </table:table-cell>
          <table:table-cell table:number-columns-repeated="2"/>
          <table:table-cell office:value-type="float" office:value="2089552">
            <text:p>2089552</text:p>
          </table:table-cell>
          <table:table-cell office:value-type="float" office:value="1287197">
            <text:p>1287197</text:p>
          </table:table-cell>
          <table:table-cell office:value-type="float" office:value="136982">
            <text:p>136982</text:p>
          </table:table-cell>
          <table:table-cell table:number-columns-repeated="2"/>
          <table:table-cell office:value-type="float" office:value="2616787">
            <text:p>2616787</text:p>
          </table:table-cell>
          <table:table-cell office:value-type="float" office:value="7106284">
            <text:p>7106284</text:p>
          </table:table-cell>
          <table:table-cell office:value-type="float" office:value="39916">
            <text:p>39916</text:p>
          </table:table-cell>
          <table:table-cell table:number-columns-repeated="2"/>
          <table:table-cell office:value-type="float" office:value="7690816">
            <text:p>7690816</text:p>
          </table:table-cell>
          <table:table-cell office:value-type="float" office:value="1756516">
            <text:p>1756516</text:p>
          </table:table-cell>
          <table:table-cell office:value-type="float" office:value="42159">
            <text:p>42159</text:p>
          </table:table-cell>
          <table:table-cell/>
        </table:table-row>
        <table:table-row table:style-name="ro2" table:visibility="collapse">
          <table:table-cell office:value-type="float" office:value="732950">
            <text:p>732950</text:p>
          </table:table-cell>
          <table:table-cell office:value-type="float" office:value="2642383">
            <text:p>2642383</text:p>
          </table:table-cell>
          <table:table-cell office:value-type="float" office:value="815397">
            <text:p>815397</text:p>
          </table:table-cell>
          <table:table-cell table:number-columns-repeated="2"/>
          <table:table-cell office:value-type="float" office:value="2089840">
            <text:p>2089840</text:p>
          </table:table-cell>
          <table:table-cell office:value-type="float" office:value="1915571">
            <text:p>1915571</text:p>
          </table:table-cell>
          <table:table-cell office:value-type="float" office:value="196271">
            <text:p>196271</text:p>
          </table:table-cell>
          <table:table-cell table:number-columns-repeated="2"/>
          <table:table-cell office:value-type="float" office:value="2622414">
            <text:p>2622414</text:p>
          </table:table-cell>
          <table:table-cell office:value-type="float" office:value="6202228">
            <text:p>6202228</text:p>
          </table:table-cell>
          <table:table-cell office:value-type="float" office:value="54192">
            <text:p>54192</text:p>
          </table:table-cell>
          <table:table-cell table:number-columns-repeated="2"/>
          <table:table-cell office:value-type="float" office:value="7694919">
            <text:p>7694919</text:p>
          </table:table-cell>
          <table:table-cell office:value-type="float" office:value="1370254">
            <text:p>1370254</text:p>
          </table:table-cell>
          <table:table-cell office:value-type="float" office:value="42711">
            <text:p>42711</text:p>
          </table:table-cell>
          <table:table-cell/>
        </table:table-row>
        <table:table-row table:style-name="ro2" table:visibility="collapse">
          <table:table-cell office:value-type="float" office:value="743636">
            <text:p>743636</text:p>
          </table:table-cell>
          <table:table-cell office:value-type="float" office:value="2755266">
            <text:p>2755266</text:p>
          </table:table-cell>
          <table:table-cell office:value-type="float" office:value="712357">
            <text:p>712357</text:p>
          </table:table-cell>
          <table:table-cell table:number-columns-repeated="2"/>
          <table:table-cell office:value-type="float" office:value="2081206">
            <text:p>2081206</text:p>
          </table:table-cell>
          <table:table-cell office:value-type="float" office:value="1180532">
            <text:p>1180532</text:p>
          </table:table-cell>
          <table:table-cell office:value-type="float" office:value="100258">
            <text:p>100258</text:p>
          </table:table-cell>
          <table:table-cell table:number-columns-repeated="2"/>
          <table:table-cell office:value-type="float" office:value="2615121">
            <text:p>2615121</text:p>
          </table:table-cell>
          <table:table-cell office:value-type="float" office:value="7142743">
            <text:p>7142743</text:p>
          </table:table-cell>
          <table:table-cell office:value-type="float" office:value="42406">
            <text:p>42406</text:p>
          </table:table-cell>
          <table:table-cell table:number-columns-repeated="2"/>
          <table:table-cell office:value-type="float" office:value="7687383">
            <text:p>7687383</text:p>
          </table:table-cell>
          <table:table-cell office:value-type="float" office:value="1176759">
            <text:p>1176759</text:p>
          </table:table-cell>
          <table:table-cell office:value-type="float" office:value="56864">
            <text:p>56864</text:p>
          </table:table-cell>
          <table:table-cell/>
        </table:table-row>
        <table:table-row table:style-name="ro2">
          <table:table-cell table:style-name="ce1" table:formula="of:=AVERAGE([.A108:.A112])" office:value-type="float" office:value="748415.4">
            <text:p>748415.4</text:p>
          </table:table-cell>
          <table:table-cell table:style-name="ce1" table:formula="of:=AVERAGE([.B108:.B112])" office:value-type="float" office:value="2589520.8">
            <text:p>2589520.8</text:p>
          </table:table-cell>
          <table:table-cell table:style-name="ce1" table:formula="of:=AVERAGE([.C108:.C112])" office:value-type="float" office:value="701836">
            <text:p>701836</text:p>
          </table:table-cell>
          <table:table-cell table:style-name="ce1" table:formula="of:=SUM([.A113:.C113])" office:value-type="float" office:value="4039772.2">
            <text:p>4039772.2</text:p>
          </table:table-cell>
          <table:table-cell table:style-name="ce1"/>
          <table:table-cell table:style-name="ce1" table:formula="of:=AVERAGE([.F108:.F112])" office:value-type="float" office:value="2083099.2">
            <text:p>2083099.2</text:p>
          </table:table-cell>
          <table:table-cell table:style-name="ce1" table:formula="of:=AVERAGE([.G108:.G112])" office:value-type="float" office:value="1200022.4">
            <text:p>1200022.4</text:p>
          </table:table-cell>
          <table:table-cell table:style-name="ce1" table:formula="of:=AVERAGE([.H108:.H112])" office:value-type="float" office:value="124494.6">
            <text:p>124494.6</text:p>
          </table:table-cell>
          <table:table-cell table:style-name="ce1" table:formula="of:=SUM([.F113:.H113])" office:value-type="float" office:value="3407616.2">
            <text:p>3407616.2</text:p>
          </table:table-cell>
          <table:table-cell table:style-name="ce1"/>
          <table:table-cell table:style-name="ce1" table:formula="of:=AVERAGE([.K108:.K112])" office:value-type="float" office:value="2637143.6">
            <text:p>2637143.6</text:p>
          </table:table-cell>
          <table:table-cell table:style-name="ce1" table:formula="of:=AVERAGE([.L108:.L112])" office:value-type="float" office:value="6733154.2">
            <text:p>6733154.2</text:p>
          </table:table-cell>
          <table:table-cell table:style-name="ce1" table:formula="of:=AVERAGE([.M108:.M112])" office:value-type="float" office:value="43362.2">
            <text:p>43362.2</text:p>
          </table:table-cell>
          <table:table-cell table:style-name="ce1" table:formula="of:=SUM([.K113:.M113])" office:value-type="float" office:value="9413660">
            <text:p>9413660</text:p>
          </table:table-cell>
          <table:table-cell table:style-name="ce1"/>
          <table:table-cell table:style-name="ce1" table:formula="of:=AVERAGE([.P108:.P112])" office:value-type="float" office:value="7691741.4">
            <text:p>7691741.4</text:p>
          </table:table-cell>
          <table:table-cell table:style-name="ce1" table:formula="of:=AVERAGE([.Q108:.Q112])" office:value-type="float" office:value="1372596.8">
            <text:p>1372596.8</text:p>
          </table:table-cell>
          <table:table-cell table:style-name="ce1" table:formula="of:=AVERAGE([.R108:.R112])" office:value-type="float" office:value="47209.2">
            <text:p>47209.2</text:p>
          </table:table-cell>
          <table:table-cell table:style-name="ce1" table:formula="of:=SUM([.P113:.R113])" office:value-type="float" office:value="9111547.4">
            <text:p>9111547.4</text:p>
          </table:table-cell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pent_common_64</text:p>
          </table:table-cell>
          <table:table-cell table:number-columns-repeated="4"/>
          <table:table-cell office:value-type="string">
            <text:p>pent_dual_64</text:p>
          </table:table-cell>
          <table:table-cell table:number-columns-repeated="4"/>
          <table:table-cell office:value-type="string">
            <text:p>cojack_common_64</text:p>
          </table:table-cell>
          <table:table-cell table:number-columns-repeated="4"/>
          <table:table-cell office:value-type="string">
            <text:p>cojack_dual_64</text:p>
          </table:table-cell>
          <table:table-cell table:number-columns-repeated="3"/>
        </table:table-row>
        <table:table-row table:style-name="ro2" table:visibility="collapse">
          <table:table-cell office:value-type="float" office:value="728558">
            <text:p>728558</text:p>
          </table:table-cell>
          <table:table-cell office:value-type="float" office:value="2689268">
            <text:p>2689268</text:p>
          </table:table-cell>
          <table:table-cell office:value-type="float" office:value="388866">
            <text:p>388866</text:p>
          </table:table-cell>
          <table:table-cell table:number-columns-repeated="2"/>
          <table:table-cell office:value-type="float" office:value="2096445">
            <text:p>2096445</text:p>
          </table:table-cell>
          <table:table-cell office:value-type="float" office:value="1349825">
            <text:p>1349825</text:p>
          </table:table-cell>
          <table:table-cell office:value-type="float" office:value="78544">
            <text:p>78544</text:p>
          </table:table-cell>
          <table:table-cell table:number-columns-repeated="2"/>
          <table:table-cell office:value-type="float" office:value="2477290">
            <text:p>2477290</text:p>
          </table:table-cell>
          <table:table-cell office:value-type="float" office:value="5215629">
            <text:p>5215629</text:p>
          </table:table-cell>
          <table:table-cell office:value-type="float" office:value="40913">
            <text:p>40913</text:p>
          </table:table-cell>
          <table:table-cell table:number-columns-repeated="2"/>
          <table:table-cell office:value-type="float" office:value="7700692">
            <text:p>7700692</text:p>
          </table:table-cell>
          <table:table-cell office:value-type="float" office:value="2330720">
            <text:p>2330720</text:p>
          </table:table-cell>
          <table:table-cell office:value-type="float" office:value="40798">
            <text:p>40798</text:p>
          </table:table-cell>
          <table:table-cell/>
        </table:table-row>
        <table:table-row table:style-name="ro2" table:visibility="collapse">
          <table:table-cell office:value-type="float" office:value="707745">
            <text:p>707745</text:p>
          </table:table-cell>
          <table:table-cell office:value-type="float" office:value="2685712">
            <text:p>2685712</text:p>
          </table:table-cell>
          <table:table-cell office:value-type="float" office:value="507214">
            <text:p>507214</text:p>
          </table:table-cell>
          <table:table-cell table:number-columns-repeated="2"/>
          <table:table-cell office:value-type="float" office:value="2076092">
            <text:p>2076092</text:p>
          </table:table-cell>
          <table:table-cell office:value-type="float" office:value="1508336">
            <text:p>1508336</text:p>
          </table:table-cell>
          <table:table-cell office:value-type="float" office:value="83472">
            <text:p>83472</text:p>
          </table:table-cell>
          <table:table-cell table:number-columns-repeated="2"/>
          <table:table-cell office:value-type="float" office:value="2406287">
            <text:p>2406287</text:p>
          </table:table-cell>
          <table:table-cell office:value-type="float" office:value="6573155">
            <text:p>6573155</text:p>
          </table:table-cell>
          <table:table-cell office:value-type="float" office:value="38341">
            <text:p>38341</text:p>
          </table:table-cell>
          <table:table-cell table:number-columns-repeated="2"/>
          <table:table-cell office:value-type="float" office:value="7726410">
            <text:p>7726410</text:p>
          </table:table-cell>
          <table:table-cell office:value-type="float" office:value="1353451">
            <text:p>1353451</text:p>
          </table:table-cell>
          <table:table-cell office:value-type="float" office:value="42648">
            <text:p>42648</text:p>
          </table:table-cell>
          <table:table-cell/>
        </table:table-row>
        <table:table-row table:style-name="ro2" table:visibility="collapse">
          <table:table-cell office:value-type="float" office:value="684036">
            <text:p>684036</text:p>
          </table:table-cell>
          <table:table-cell office:value-type="float" office:value="3174870">
            <text:p>3174870</text:p>
          </table:table-cell>
          <table:table-cell office:value-type="float" office:value="463411">
            <text:p>463411</text:p>
          </table:table-cell>
          <table:table-cell table:number-columns-repeated="2"/>
          <table:table-cell office:value-type="float" office:value="2077942">
            <text:p>2077942</text:p>
          </table:table-cell>
          <table:table-cell office:value-type="float" office:value="365370">
            <text:p>365370</text:p>
          </table:table-cell>
          <table:table-cell office:value-type="float" office:value="53985">
            <text:p>53985</text:p>
          </table:table-cell>
          <table:table-cell table:number-columns-repeated="2"/>
          <table:table-cell office:value-type="float" office:value="2408372">
            <text:p>2408372</text:p>
          </table:table-cell>
          <table:table-cell office:value-type="float" office:value="6566449">
            <text:p>6566449</text:p>
          </table:table-cell>
          <table:table-cell office:value-type="float" office:value="38527">
            <text:p>38527</text:p>
          </table:table-cell>
          <table:table-cell table:number-columns-repeated="2"/>
          <table:table-cell office:value-type="float" office:value="7721283">
            <text:p>7721283</text:p>
          </table:table-cell>
          <table:table-cell office:value-type="float" office:value="1700465">
            <text:p>1700465</text:p>
          </table:table-cell>
          <table:table-cell office:value-type="float" office:value="41412">
            <text:p>41412</text:p>
          </table:table-cell>
          <table:table-cell/>
        </table:table-row>
        <table:table-row table:style-name="ro2" table:visibility="collapse">
          <table:table-cell office:value-type="float" office:value="682599">
            <text:p>682599</text:p>
          </table:table-cell>
          <table:table-cell office:value-type="float" office:value="3243115">
            <text:p>3243115</text:p>
          </table:table-cell>
          <table:table-cell office:value-type="float" office:value="539623">
            <text:p>539623</text:p>
          </table:table-cell>
          <table:table-cell table:number-columns-repeated="2"/>
          <table:table-cell office:value-type="float" office:value="2083616">
            <text:p>2083616</text:p>
          </table:table-cell>
          <table:table-cell office:value-type="float" office:value="398759">
            <text:p>398759</text:p>
          </table:table-cell>
          <table:table-cell office:value-type="float" office:value="35417">
            <text:p>35417</text:p>
          </table:table-cell>
          <table:table-cell table:number-columns-repeated="2"/>
          <table:table-cell office:value-type="float" office:value="2427615">
            <text:p>2427615</text:p>
          </table:table-cell>
          <table:table-cell office:value-type="float" office:value="5491163">
            <text:p>5491163</text:p>
          </table:table-cell>
          <table:table-cell office:value-type="float" office:value="38596">
            <text:p>38596</text:p>
          </table:table-cell>
          <table:table-cell table:number-columns-repeated="2"/>
          <table:table-cell office:value-type="float" office:value="7710090">
            <text:p>7710090</text:p>
          </table:table-cell>
          <table:table-cell office:value-type="float" office:value="2294417">
            <text:p>2294417</text:p>
          </table:table-cell>
          <table:table-cell office:value-type="float" office:value="44252">
            <text:p>44252</text:p>
          </table:table-cell>
          <table:table-cell/>
        </table:table-row>
        <table:table-row table:style-name="ro2" table:visibility="collapse">
          <table:table-cell office:value-type="float" office:value="684048">
            <text:p>684048</text:p>
          </table:table-cell>
          <table:table-cell office:value-type="float" office:value="3374012">
            <text:p>3374012</text:p>
          </table:table-cell>
          <table:table-cell office:value-type="float" office:value="633663">
            <text:p>633663</text:p>
          </table:table-cell>
          <table:table-cell table:number-columns-repeated="2"/>
          <table:table-cell office:value-type="float" office:value="2082591">
            <text:p>2082591</text:p>
          </table:table-cell>
          <table:table-cell office:value-type="float" office:value="658897">
            <text:p>658897</text:p>
          </table:table-cell>
          <table:table-cell office:value-type="float" office:value="55301">
            <text:p>55301</text:p>
          </table:table-cell>
          <table:table-cell table:number-columns-repeated="2"/>
          <table:table-cell office:value-type="float" office:value="2401952">
            <text:p>2401952</text:p>
          </table:table-cell>
          <table:table-cell office:value-type="float" office:value="6370253">
            <text:p>6370253</text:p>
          </table:table-cell>
          <table:table-cell office:value-type="float" office:value="38443">
            <text:p>38443</text:p>
          </table:table-cell>
          <table:table-cell table:number-columns-repeated="2"/>
          <table:table-cell office:value-type="float" office:value="7697846">
            <text:p>7697846</text:p>
          </table:table-cell>
          <table:table-cell office:value-type="float" office:value="1223498">
            <text:p>1223498</text:p>
          </table:table-cell>
          <table:table-cell office:value-type="float" office:value="41659">
            <text:p>41659</text:p>
          </table:table-cell>
          <table:table-cell/>
        </table:table-row>
        <table:table-row table:style-name="ro2">
          <table:table-cell table:style-name="ce1" table:formula="of:=AVERAGE([.A116:.A120])" office:value-type="float" office:value="697397.2">
            <text:p>697397.2</text:p>
          </table:table-cell>
          <table:table-cell table:style-name="ce1" table:formula="of:=AVERAGE([.B116:.B120])" office:value-type="float" office:value="3033395.4">
            <text:p>3033395.4</text:p>
          </table:table-cell>
          <table:table-cell table:style-name="ce1" table:formula="of:=AVERAGE([.C116:.C120])" office:value-type="float" office:value="506555.4">
            <text:p>506555.4</text:p>
          </table:table-cell>
          <table:table-cell table:style-name="ce1" table:formula="of:=SUM([.A121:.C121])" office:value-type="float" office:value="4237348">
            <text:p>4237348</text:p>
          </table:table-cell>
          <table:table-cell table:style-name="ce1"/>
          <table:table-cell table:style-name="ce1" table:formula="of:=AVERAGE([.F116:.F120])" office:value-type="float" office:value="2083337.2">
            <text:p>2083337.2</text:p>
          </table:table-cell>
          <table:table-cell table:style-name="ce1" table:formula="of:=AVERAGE([.G116:.G120])" office:value-type="float" office:value="856237.4">
            <text:p>856237.4</text:p>
          </table:table-cell>
          <table:table-cell table:style-name="ce1" table:formula="of:=AVERAGE([.H116:.H120])" office:value-type="float" office:value="61343.8">
            <text:p>61343.8</text:p>
          </table:table-cell>
          <table:table-cell table:style-name="ce1" table:formula="of:=SUM([.F121:.H121])" office:value-type="float" office:value="3000918.4">
            <text:p>3000918.4</text:p>
          </table:table-cell>
          <table:table-cell table:style-name="ce1"/>
          <table:table-cell table:style-name="ce1" table:formula="of:=AVERAGE([.K116:.K120])" office:value-type="float" office:value="2424303.2">
            <text:p>2424303.2</text:p>
          </table:table-cell>
          <table:table-cell table:style-name="ce1" table:formula="of:=AVERAGE([.L116:.L120])" office:value-type="float" office:value="6043329.8">
            <text:p>6043329.8</text:p>
          </table:table-cell>
          <table:table-cell table:style-name="ce1" table:formula="of:=AVERAGE([.M116:.M120])" office:value-type="float" office:value="38964">
            <text:p>38964</text:p>
          </table:table-cell>
          <table:table-cell table:style-name="ce1" table:formula="of:=SUM([.K121:.M121])" office:value-type="float" office:value="8506597">
            <text:p>8506597</text:p>
          </table:table-cell>
          <table:table-cell table:style-name="ce1"/>
          <table:table-cell table:style-name="ce1" table:formula="of:=AVERAGE([.P116:.P120])" office:value-type="float" office:value="7711264.2">
            <text:p>7711264.2</text:p>
          </table:table-cell>
          <table:table-cell table:style-name="ce1" table:formula="of:=AVERAGE([.Q116:.Q120])" office:value-type="float" office:value="1780510.2">
            <text:p>1780510.2</text:p>
          </table:table-cell>
          <table:table-cell table:style-name="ce1" table:formula="of:=AVERAGE([.R116:.R120])" office:value-type="float" office:value="42153.8">
            <text:p>42153.8</text:p>
          </table:table-cell>
          <table:table-cell table:style-name="ce1" table:formula="of:=SUM([.P121:.R121])" office:value-type="float" office:value="9533928.2">
            <text:p>9533928.2</text:p>
          </table:table-cell>
        </table:table-row>
        <table:table-row table:style-name="ro2" table:number-rows-repeated="1048454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Seravalli</meta:initial-creator>
    <meta:creation-date>2013-01-27T01:18:16</meta:creation-date>
    <dc:date>2013-01-27T02:22:01</dc:date>
    <dc:creator>Marco Seravalli</dc:creator>
    <meta:editing-duration>PT49M59S</meta:editing-duration>
    <meta:editing-cycles>5</meta:editing-cycles>
    <meta:generator>LibreOffice/3.5$Linux_X86_64 LibreOffice_project/350m1$Build-2</meta:generator>
    <meta:document-statistic meta:table-count="3" meta:cell-count="1184" meta:object-count="0"/>
  </office:meta>
</office:document-meta>
</file>